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1898in" svg:height="4.7902in" svg:x="0in" svg:y="2.8909in">
            <draw:object draw:notify-on-update-of-ranges="Sheet1.A1:Sheet1.A1 Sheet1.A2:Sheet1.A78 Sheet1.D1:Sheet1.D1 Sheet1.D2:Sheet1.D78 Sheet1.A1:Sheet1.A1 Sheet1.A2:Sheet1.A78 Sheet1.F1:Sheet1.F1 Sheet1.F2:Sheet1.F78 Sheet1.A1:Sheet1.A1 Sheet1.A2:Sheet1.A78 Sheet1.G1:Sheet1.G1 Sheet1.G2:Sheet1.G7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n((1/10)*2pi*n)</text:p>
          </table:table-cell>
          <table:table-cell office:value-type="string" calcext:value-type="string">
            <text:p>A(t)</text:p>
          </table:table-cell>
          <table:table-cell office:value-type="string" calcext:value-type="string">
            <text:p>A(t) sin(3t)</text:p>
          </table:table-cell>
          <table:table-cell office:value-type="string" calcext:value-type="string">
            <text:p>fir filtered</text:p>
          </table:table-cell>
          <table:table-cell office:value-type="string" calcext:value-type="string">
            <text:p>iir filtered</text:p>
          </table:table-cell>
          <table:table-cell office:value-type="string" calcext:value-type="string">
            <text:p>iir impu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lter truncated exp in |p|</text:p>
          </table:table-cell>
          <table:table-cell office:value-type="string" calcext:value-type="string">
            <text:p>|p|</text:p>
          </table:table-cell>
          <table:table-cell office:value-type="string" calcext:value-type="string">
            <text:p>arg p</text:p>
          </table:table-cell>
          <table:table-cell/>
        </table:table-row>
        <table:table-row table:style-name="ro2"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2*3.141592/4" office:value-type="float" office:value="1.570796" calcext:value-type="float">
            <text:p>1.570796</text:p>
          </table:table-cell>
          <table:table-cell office:value-type="string" calcext:value-type="string">
            <text:p>signal has period of 10 samples. </text:p>
          </table:table-cell>
        </table:table-row>
        <table:table-row table:style-name="ro2"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]*[.$J$2]"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that's w = 2pi/10 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4]-[.$J$5]*[.E3]+[.$K$5]*[.E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3]*[.$J$2]" office:value-type="float" office:value="0.81" calcext:value-type="float">
            <text:p>0.81</text:p>
          </table:table-cell>
          <table:table-cell office:value-type="string" calcext:value-type="string">
            <text:p>2|p|cos(arg p)</text:p>
          </table:table-cell>
          <table:table-cell office:value-type="string" calcext:value-type="string">
            <text:p>|p|^2</text:p>
          </table:table-cell>
          <table:table-cell office:value-type="string" calcext:value-type="string">
            <text:p>try pole at z = ½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-[.$J$5]*[.E4]+[.$K$5]*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4]*[.$J$2]" office:value-type="float" office:value="0.729" calcext:value-type="float">
            <text:p>0.729</text:p>
          </table:table-cell>
          <table:table-cell table:formula="of:=2*[.J2]*COS([.K2])" office:value-type="float" office:value="0.000000588230813768649" calcext:value-type="float">
            <text:p>5.88230813768649E-007</text:p>
          </table:table-cell>
          <table:table-cell table:formula="of:=[.J2]^2" office:value-type="float" office:value="0.81" calcext:value-type="float">
            <text:p>0.81</text:p>
          </table:table-cell>
          <table:table-cell office:value-type="string" calcext:value-type="string">
            <text:p>1/(1+p/z) </text:p>
          </table:table-cell>
        </table:table-row>
        <table:table-row table:style-name="ro2"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$J$5]*[.E5]+[.$K$5]*[.E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5]*[.$J$2]" office:value-type="float" office:value="0.6561" calcext:value-type="float">
            <text:p>0.6561</text:p>
          </table:table-cell>
          <table:table-cell table:number-columns-repeated="3"/>
        </table:table-row>
        <table:table-row table:style-name="ro2"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$J$5]*[.E6]+[.$K$5]*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6]*[.$J$2]" office:value-type="float" office:value="0.59049" calcext:value-type="float">
            <text:p>0.59049</text:p>
          </table:table-cell>
          <table:table-cell table:number-columns-repeated="3"/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]-[.$J$5]*[.E7]+[.$K$5]*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7]*[.$J$2]" office:value-type="float" office:value="0.531441" calcext:value-type="float">
            <text:p>0.531441</text:p>
          </table:table-cell>
          <table:table-cell table:number-columns-repeated="2"/>
          <table:table-cell office:value-type="string" calcext:value-type="string">
            <text:p>then a resonant pole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*[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-[.$J$5]*[.E8]+[.$K$5]*[.E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I8]*[.$J$2]" office:value-type="float" office:value="0.4782969" calcext:value-type="float">
            <text:p>0.4782969</text:p>
          </table:table-cell>
          <table:table-cell table:number-columns-repeated="2"/>
          <table:table-cell office:value-type="string" calcext:value-type="string">
            <text:p>1/(1+p/z) (1+p*/z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(1/10)*2*3.141592*[.A10])" office:value-type="float" office:value="0" calcext:value-type="float">
            <text:p>0</text:p>
          </table:table-cell>
          <table:table-cell table:formula="of:=0+1*[.A10]"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D10]*[.$I$2]+[.D9]*[.$I$3]+[.D8]*[.$I$4]+[.D7]*[.$I$5]+[.D6]*[.$I$6]+[.D5]*[.$I$7]+[.D4]*[.$I$8]+[.D3]*[.$I$9]+[.D2]*[.$I$10]" office:value-type="float" office:value="0" calcext:value-type="float">
            <text:p>0</text:p>
          </table:table-cell>
          <table:table-cell table:formula="of:=[.D10]-[.$J$5]*[.F9]-[.$K$5]*[.F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I9]*[.$J$2]" office:value-type="float" office:value="0.43046721" calcext:value-type="float">
            <text:p>0.43046721</text:p>
          </table:table-cell>
          <table:table-cell table:number-columns-repeated="2"/>
          <table:table-cell office:value-type="string" calcext:value-type="string">
            <text:p>1/(1+2|p|cos(arg p)/z + |p|^2/z^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IN((1/10)*2*3.141592*[.A11])" office:value-type="float" office:value="0.587785146539418" calcext:value-type="float">
            <text:p>0.5877851465</text:p>
          </table:table-cell>
          <table:table-cell table:formula="of:=[.C10]+0.1" office:value-type="float" office:value="0.1" calcext:value-type="float">
            <text:p>0.1</text:p>
          </table:table-cell>
          <table:table-cell table:formula="of:=[.B11]*[.C11]" office:value-type="float" office:value="0.0587785146539418" calcext:value-type="float">
            <text:p>0.0587785147</text:p>
          </table:table-cell>
          <table:table-cell table:formula="of:=[.D11]*[.$I$2]+[.D10]*[.$I$3]+[.D9]*[.$I$4]+[.D8]*[.$I$5]+[.D7]*[.$I$6]+[.D6]*[.$I$7]+[.D5]*[.$I$8]+[.D4]*[.$I$9]+[.D3]*[.$I$10]" office:value-type="float" office:value="0.0587785146539418" calcext:value-type="float">
            <text:p>0.0587785147</text:p>
          </table:table-cell>
          <table:table-cell table:formula="of:=[.D11]-[.$J$5]*[.F10]-[.$K$5]*[.F9]" office:value-type="float" office:value="0.0587785146539418" calcext:value-type="float">
            <text:p>0.0587785147</text:p>
          </table:table-cell>
          <table:table-cell table:formula="of:=1-[.$J$5]*[.G10]-[.$K$5]*[.G9]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IN((1/10)*2*3.141592*[.A12])" office:value-type="float" office:value="0.95105643550698" calcext:value-type="float">
            <text:p>0.9510564355</text:p>
          </table:table-cell>
          <table:table-cell table:formula="of:=[.C11]+0.1" office:value-type="float" office:value="0.2" calcext:value-type="float">
            <text:p>0.2</text:p>
          </table:table-cell>
          <table:table-cell table:formula="of:=[.B12]*[.C12]" office:value-type="float" office:value="0.190211287101396" calcext:value-type="float">
            <text:p>0.1902112871</text:p>
          </table:table-cell>
          <table:table-cell table:formula="of:=[.D12]*[.$I$2]+[.D11]*[.$I$3]+[.D10]*[.$I$4]+[.D9]*[.$I$5]+[.D8]*[.$I$6]+[.D7]*[.$I$7]+[.D6]*[.$I$8]+[.D5]*[.$I$9]+[.D4]*[.$I$10]" office:value-type="float" office:value="0.243111950289944" calcext:value-type="float">
            <text:p>0.2431119503</text:p>
          </table:table-cell>
          <table:table-cell table:formula="of:=[.D12]-[.$J$5]*[.F11]-[.$K$5]*[.F10]" office:value-type="float" office:value="0.190211252526062" calcext:value-type="float">
            <text:p>0.1902112525</text:p>
          </table:table-cell>
          <table:table-cell table:formula="of:=0-[.$J$5]*[.G11]-[.$K$5]*[.G10]" office:value-type="float" office:value="-0.000000588230813768649" calcext:value-type="float">
            <text:p>-5.88230813768649E-00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IN((1/10)*2*3.141592*[.A13])" office:value-type="float" office:value="0.951056637477292" calcext:value-type="float">
            <text:p>0.9510566375</text:p>
          </table:table-cell>
          <table:table-cell table:formula="of:=[.C12]+0.1" office:value-type="float" office:value="0.3" calcext:value-type="float">
            <text:p>0.3</text:p>
          </table:table-cell>
          <table:table-cell table:formula="of:=[.B13]*[.C13]" office:value-type="float" office:value="0.285316991243188" calcext:value-type="float">
            <text:p>0.2853169912</text:p>
          </table:table-cell>
          <table:table-cell table:formula="of:=[.D13]*[.$I$2]+[.D12]*[.$I$3]+[.D11]*[.$I$4]+[.D10]*[.$I$5]+[.D9]*[.$I$6]+[.D8]*[.$I$7]+[.D7]*[.$I$8]+[.D6]*[.$I$9]+[.D5]*[.$I$10]" office:value-type="float" office:value="0.504117746504137" calcext:value-type="float">
            <text:p>0.5041177465</text:p>
          </table:table-cell>
          <table:table-cell table:formula="of:=[.D13]-[.$J$5]*[.F12]-[.$K$5]*[.F11]" office:value-type="float" office:value="0.237706282485375" calcext:value-type="float">
            <text:p>0.2377062825</text:p>
          </table:table-cell>
          <table:table-cell table:formula="of:=0-[.$J$5]*[.G12]-[.$K$5]*[.G11]" office:value-type="float" office:value="-0.809999999999654" calcext:value-type="float">
            <text:p>-0.8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IN((1/10)*2*3.141592*[.A14])" office:value-type="float" office:value="0.587785675304593" calcext:value-type="float">
            <text:p>0.5877856753</text:p>
          </table:table-cell>
          <table:table-cell table:formula="of:=[.C13]+0.1" office:value-type="float" office:value="0.4" calcext:value-type="float">
            <text:p>0.4</text:p>
          </table:table-cell>
          <table:table-cell table:formula="of:=[.B14]*[.C14]" office:value-type="float" office:value="0.235114270121837" calcext:value-type="float">
            <text:p>0.2351142701</text:p>
          </table:table-cell>
          <table:table-cell table:formula="of:=[.D14]*[.$I$2]+[.D13]*[.$I$3]+[.D12]*[.$I$4]+[.D11]*[.$I$5]+[.D10]*[.$I$6]+[.D9]*[.$I$7]+[.D8]*[.$I$8]+[.D7]*[.$I$9]+[.D6]*[.$I$10]" office:value-type="float" office:value="0.68882024197556" calcext:value-type="float">
            <text:p>0.688820242</text:p>
          </table:table-cell>
          <table:table-cell table:formula="of:=[.D14]-[.$J$5]*[.F13]-[.$K$5]*[.F12]" office:value-type="float" office:value="0.0810430157495665" calcext:value-type="float">
            <text:p>0.0810430157</text:p>
          </table:table-cell>
          <table:table-cell table:formula="of:=0-[.$J$5]*[.G13]-[.$K$5]*[.G12]" office:value-type="float" office:value="0.000000952933918305008" calcext:value-type="float">
            <text:p>9.52933918305008E-00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IN((1/10)*2*3.141592*[.A15])" office:value-type="float" office:value="0.000000653589793076242" calcext:value-type="float">
            <text:p>6.53589793076242E-007</text:p>
          </table:table-cell>
          <table:table-cell table:formula="of:=[.C14]+0.1" office:value-type="float" office:value="0.5" calcext:value-type="float">
            <text:p>0.5</text:p>
          </table:table-cell>
          <table:table-cell table:formula="of:=[.B15]*[.C15]" office:value-type="float" office:value="0.000000326794896538121" calcext:value-type="float">
            <text:p>3.26794896538121E-007</text:p>
          </table:table-cell>
          <table:table-cell table:formula="of:=[.D15]*[.$I$2]+[.D14]*[.$I$3]+[.D13]*[.$I$4]+[.D12]*[.$I$5]+[.D11]*[.$I$6]+[.D10]*[.$I$7]+[.D9]*[.$I$8]+[.D8]*[.$I$9]+[.D7]*[.$I$10]" office:value-type="float" office:value="0.619938544572901" calcext:value-type="float">
            <text:p>0.6199385446</text:p>
          </table:table-cell>
          <table:table-cell table:formula="of:=[.D15]-[.$J$5]*[.F14]-[.$K$5]*[.F13]" office:value-type="float" office:value="-0.192541809690256" calcext:value-type="float">
            <text:p>-0.1925418097</text:p>
          </table:table-cell>
          <table:table-cell table:formula="of:=0-[.$J$5]*[.G14]-[.$K$5]*[.G13]" office:value-type="float" office:value="0.656099999999159" calcext:value-type="float">
            <text:p>0.656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IN((1/10)*2*3.141592*[.A16])" office:value-type="float" office:value="-0.587784617773993" calcext:value-type="float">
            <text:p>-0.5877846178</text:p>
          </table:table-cell>
          <table:table-cell table:formula="of:=[.C15]+0.1" office:value-type="float" office:value="0.6" calcext:value-type="float">
            <text:p>0.6</text:p>
          </table:table-cell>
          <table:table-cell table:formula="of:=[.B16]*[.C16]" office:value-type="float" office:value="-0.352670770664396" calcext:value-type="float">
            <text:p>-0.3526707707</text:p>
          </table:table-cell>
          <table:table-cell table:formula="of:=[.D16]*[.$I$2]+[.D15]*[.$I$3]+[.D14]*[.$I$4]+[.D13]*[.$I$5]+[.D12]*[.$I$6]+[.D11]*[.$I$7]+[.D10]*[.$I$8]+[.D9]*[.$I$9]+[.D8]*[.$I$10]" office:value-type="float" office:value="0.205273919451215" calcext:value-type="float">
            <text:p>0.2052739195</text:p>
          </table:table-cell>
          <table:table-cell table:formula="of:=[.D16]-[.$J$5]*[.F15]-[.$K$5]*[.F14]" office:value-type="float" office:value="-0.418315500162519" calcext:value-type="float">
            <text:p>-0.4183155002</text:p>
          </table:table-cell>
          <table:table-cell table:formula="of:=0-[.$J$5]*[.G15]-[.$K$5]*[.G14]" office:value-type="float" office:value="-0.00000115781471074017" calcext:value-type="float">
            <text:p>-1.15781471074017E-00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IN((1/10)*2*3.141592*[.A17])" office:value-type="float" office:value="-0.951056233536261" calcext:value-type="float">
            <text:p>-0.9510562335</text:p>
          </table:table-cell>
          <table:table-cell table:formula="of:=[.C16]+0.1" office:value-type="float" office:value="0.7" calcext:value-type="float">
            <text:p>0.7</text:p>
          </table:table-cell>
          <table:table-cell table:formula="of:=[.B17]*[.C17]" office:value-type="float" office:value="-0.665739363475382" calcext:value-type="float">
            <text:p>-0.6657393635</text:p>
          </table:table-cell>
          <table:table-cell table:formula="of:=[.D17]*[.$I$2]+[.D16]*[.$I$3]+[.D15]*[.$I$4]+[.D14]*[.$I$5]+[.D13]*[.$I$6]+[.D12]*[.$I$7]+[.D11]*[.$I$8]+[.D10]*[.$I$9]+[.D9]*[.$I$10]" office:value-type="float" office:value="-0.480992835969289" calcext:value-type="float">
            <text:p>-0.480992836</text:p>
          </table:table-cell>
          <table:table-cell table:formula="of:=[.D17]-[.$J$5]*[.F16]-[.$K$5]*[.F15]" office:value-type="float" office:value="-0.509780251560208" calcext:value-type="float">
            <text:p>-0.5097802516</text:p>
          </table:table-cell>
          <table:table-cell table:formula="of:=0-[.$J$5]*[.G16]-[.$K$5]*[.G15]" office:value-type="float" office:value="-0.531440999998638" calcext:value-type="float">
            <text:p>-0.53144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IN((1/10)*2*3.141592*[.A18])" office:value-type="float" office:value="-0.951056839447199" calcext:value-type="float">
            <text:p>-0.9510568394</text:p>
          </table:table-cell>
          <table:table-cell table:formula="of:=[.C17]+0.1" office:value-type="float" office:value="0.8" calcext:value-type="float">
            <text:p>0.8</text:p>
          </table:table-cell>
          <table:table-cell table:formula="of:=[.B18]*[.C18]" office:value-type="float" office:value="-0.760845471557759" calcext:value-type="float">
            <text:p>-0.7608454716</text:p>
          </table:table-cell>
          <table:table-cell table:formula="of:=[.D18]*[.$I$2]+[.D17]*[.$I$3]+[.D16]*[.$I$4]+[.D15]*[.$I$5]+[.D14]*[.$I$6]+[.D13]*[.$I$7]+[.D12]*[.$I$8]+[.D11]*[.$I$9]+[.D10]*[.$I$10]" office:value-type="float" office:value="-1.19373902393012" calcext:value-type="float">
            <text:p>-1.1937390239</text:p>
          </table:table-cell>
          <table:table-cell table:formula="of:=[.D18]-[.$J$5]*[.F17]-[.$K$5]*[.F16]" office:value-type="float" office:value="-0.422009616557667" calcext:value-type="float">
            <text:p>-0.4220096166</text:p>
          </table:table-cell>
          <table:table-cell table:formula="of:=0-[.$J$5]*[.G17]-[.$K$5]*[.G16]" office:value-type="float" office:value="0.00000125043988759876" calcext:value-type="float">
            <text:p>1.25043988759876E-006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IN((1/10)*2*3.141592*[.A19])" office:value-type="float" office:value="-0.587786204069516" calcext:value-type="float">
            <text:p>-0.5877862041</text:p>
          </table:table-cell>
          <table:table-cell table:formula="of:=[.C18]+0.1" office:value-type="float" office:value="0.9" calcext:value-type="float">
            <text:p>0.9</text:p>
          </table:table-cell>
          <table:table-cell table:formula="of:=[.B19]*[.C19]" office:value-type="float" office:value="-0.529007583662564" calcext:value-type="float">
            <text:p>-0.5290075837</text:p>
          </table:table-cell>
          <table:table-cell table:formula="of:=[.D19]*[.$I$2]+[.D18]*[.$I$3]+[.D17]*[.$I$4]+[.D16]*[.$I$5]+[.D15]*[.$I$6]+[.D14]*[.$I$7]+[.D13]*[.$I$8]+[.D12]*[.$I$9]+[.D11]*[.$I$10]" office:value-type="float" office:value="-1.60337270519967" calcext:value-type="float">
            <text:p>-1.6033727052</text:p>
          </table:table-cell>
          <table:table-cell table:formula="of:=[.D19]-[.$J$5]*[.F18]-[.$K$5]*[.F17]" office:value-type="float" office:value="-0.116085331659736" calcext:value-type="float">
            <text:p>-0.1160853317</text:p>
          </table:table-cell>
          <table:table-cell table:formula="of:=0-[.$J$5]*[.G18]-[.$K$5]*[.G17]" office:value-type="float" office:value="0.430467209998161" calcext:value-type="float">
            <text:p>0.4304672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IN((1/10)*2*3.141592*[.A20])" office:value-type="float" office:value="-0.0000013071795861522" calcext:value-type="float">
            <text:p>-1.3071795861522E-006</text:p>
          </table:table-cell>
          <table:table-cell table:formula="of:=[.C19]+0.1" office:value-type="float" office:value="1" calcext:value-type="float">
            <text:p>1</text:p>
          </table:table-cell>
          <table:table-cell table:formula="of:=[.B20]*[.C20]" office:value-type="float" office:value="-0.0000013071795861522" calcext:value-type="float">
            <text:p>-1.3071795861522E-006</text:p>
          </table:table-cell>
          <table:table-cell table:formula="of:=[.D20]*[.$I$2]+[.D19]*[.$I$3]+[.D18]*[.$I$4]+[.D17]*[.$I$5]+[.D16]*[.$I$6]+[.D15]*[.$I$7]+[.D14]*[.$I$8]+[.D13]*[.$I$9]+[.D12]*[.$I$10]" office:value-type="float" office:value="-1.46580874274921" calcext:value-type="float">
            <text:p>-1.4658087427</text:p>
          </table:table-cell>
          <table:table-cell table:formula="of:=[.D20]-[.$J$5]*[.F19]-[.$K$5]*[.F18]" office:value-type="float" office:value="0.341826550517093" calcext:value-type="float">
            <text:p>0.3418265505</text:p>
          </table:table-cell>
          <table:table-cell table:formula="of:=0-[.$J$5]*[.G19]-[.$K$5]*[.G18]" office:value-type="float" office:value="-0.00000126607038619294" calcext:value-type="float">
            <text:p>-1.26607038619294E-006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IN((1/10)*2*3.141592*[.A21])" office:value-type="float" office:value="0.587784089008316" calcext:value-type="float">
            <text:p>0.587784089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0.587784089008316" calcext:value-type="float">
            <text:p>0.587784089</text:p>
          </table:table-cell>
          <table:table-cell table:formula="of:=[.D21]*[.$I$2]+[.D20]*[.$I$3]+[.D19]*[.$I$4]+[.D18]*[.$I$5]+[.D17]*[.$I$6]+[.D16]*[.$I$7]+[.D15]*[.$I$8]+[.D14]*[.$I$9]+[.D13]*[.$I$10]" office:value-type="float" office:value="-0.805135529328119" calcext:value-type="float">
            <text:p>-0.8051355293</text:p>
          </table:table-cell>
          <table:table-cell table:formula="of:=[.D21]-[.$J$5]*[.F20]-[.$K$5]*[.F19]" office:value-type="float" office:value="0.681813006579792" calcext:value-type="float">
            <text:p>0.6818130066</text:p>
          </table:table-cell>
          <table:table-cell table:formula="of:=0-[.$J$5]*[.G20]-[.$K$5]*[.G19]" office:value-type="float" office:value="-0.348678440097766" calcext:value-type="float">
            <text:p>-0.348678440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IN((1/10)*2*3.141592*[.A22])" office:value-type="float" office:value="0.951056031565135" calcext:value-type="float">
            <text:p>0.9510560316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0.951056031565135" calcext:value-type="float">
            <text:p>0.9510560316</text:p>
          </table:table-cell>
          <table:table-cell table:formula="of:=[.D22]*[.$I$2]+[.D21]*[.$I$3]+[.D20]*[.$I$4]+[.D19]*[.$I$5]+[.D18]*[.$I$6]+[.D17]*[.$I$7]+[.D16]*[.$I$8]+[.D15]*[.$I$9]+[.D14]*[.$I$10]" office:value-type="float" office:value="0.115896406902384" calcext:value-type="float">
            <text:p>0.1158964069</text:p>
          </table:table-cell>
          <table:table-cell table:formula="of:=[.D22]-[.$J$5]*[.F21]-[.$K$5]*[.F20]" office:value-type="float" office:value="0.674176124582871" calcext:value-type="float">
            <text:p>0.6741761246</text:p>
          </table:table-cell>
          <table:table-cell table:formula="of:=0-[.$J$5]*[.G21]-[.$K$5]*[.G20]" office:value-type="float" office:value="0.00000123062041537857" calcext:value-type="float">
            <text:p>1.23062041537857E-006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IN((1/10)*2*3.141592*[.A23])" office:value-type="float" office:value="0.951057041416699" calcext:value-type="float">
            <text:p>0.9510570414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0.951057041416699" calcext:value-type="float">
            <text:p>0.9510570414</text:p>
          </table:table-cell>
          <table:table-cell table:formula="of:=[.D23]*[.$I$2]+[.D22]*[.$I$3]+[.D21]*[.$I$4]+[.D20]*[.$I$5]+[.D19]*[.$I$6]+[.D18]*[.$I$7]+[.D17]*[.$I$8]+[.D16]*[.$I$9]+[.D15]*[.$I$10]" office:value-type="float" office:value="0.964275722127364" calcext:value-type="float">
            <text:p>0.9642757221</text:p>
          </table:table-cell>
          <table:table-cell table:formula="of:=[.D23]-[.$J$5]*[.F22]-[.$K$5]*[.F21]" office:value-type="float" office:value="0.398788109515897" calcext:value-type="float">
            <text:p>0.3987881095</text:p>
          </table:table-cell>
          <table:table-cell table:formula="of:=0-[.$J$5]*[.G22]-[.$K$5]*[.G21]" office:value-type="float" office:value="0.282429536478467" calcext:value-type="float">
            <text:p>0.282429536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IN((1/10)*2*3.141592*[.A24])" office:value-type="float" office:value="0.587786732834189" calcext:value-type="float">
            <text:p>0.5877867328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0.587786732834189" calcext:value-type="float">
            <text:p>0.5877867328</text:p>
          </table:table-cell>
          <table:table-cell table:formula="of:=[.D24]*[.$I$2]+[.D23]*[.$I$3]+[.D22]*[.$I$4]+[.D21]*[.$I$5]+[.D20]*[.$I$6]+[.D19]*[.$I$7]+[.D18]*[.$I$8]+[.D17]*[.$I$9]+[.D16]*[.$I$10]" office:value-type="float" office:value="1.45563475614178" calcext:value-type="float">
            <text:p>1.4556347561</text:p>
          </table:table-cell>
          <table:table-cell table:formula="of:=[.D24]-[.$J$5]*[.F23]-[.$K$5]*[.F22]" office:value-type="float" office:value="0.0417038373426096" calcext:value-type="float">
            <text:p>0.0417038373</text:p>
          </table:table-cell>
          <table:table-cell table:formula="of:=0-[.$J$5]*[.G23]-[.$K$5]*[.G22]" office:value-type="float" office:value="-0.00000116293629253167" calcext:value-type="float">
            <text:p>-1.16293629253167E-00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IN((1/10)*2*3.141592*[.A25])" office:value-type="float" office:value="0.00000196076937833943" calcext:value-type="float">
            <text:p>1.96076937833943E-006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0.00000196076937833943" calcext:value-type="float">
            <text:p>1.96076937833943E-006</text:p>
          </table:table-cell>
          <table:table-cell table:formula="of:=[.D25]*[.$I$2]+[.D24]*[.$I$3]+[.D23]*[.$I$4]+[.D22]*[.$I$5]+[.D21]*[.$I$6]+[.D20]*[.$I$7]+[.D19]*[.$I$8]+[.D18]*[.$I$9]+[.D17]*[.$I$10]" office:value-type="float" office:value="1.44670512372379" calcext:value-type="float">
            <text:p>1.4467051237</text:p>
          </table:table-cell>
          <table:table-cell table:formula="of:=[.D25]-[.$J$5]*[.F24]-[.$K$5]*[.F23]" office:value-type="float" office:value="-0.323016432469981" calcext:value-type="float">
            <text:p>-0.3230164325</text:p>
          </table:table-cell>
          <table:table-cell table:formula="of:=0-[.$J$5]*[.G24]-[.$K$5]*[.G23]" office:value-type="float" office:value="-0.228767924546874" calcext:value-type="float">
            <text:p>-0.228767924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IN((1/10)*2*3.141592*[.A26])" office:value-type="float" office:value="-0.587783560242388" calcext:value-type="float">
            <text:p>-0.5877835602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-0.587783560242388" calcext:value-type="float">
            <text:p>-0.5877835602</text:p>
          </table:table-cell>
          <table:table-cell table:formula="of:=[.D26]*[.$I$2]+[.D25]*[.$I$3]+[.D24]*[.$I$4]+[.D23]*[.$I$5]+[.D22]*[.$I$6]+[.D21]*[.$I$7]+[.D20]*[.$I$8]+[.D19]*[.$I$9]+[.D18]*[.$I$10]" office:value-type="float" office:value="0.972172120853201" calcext:value-type="float">
            <text:p>0.9721721209</text:p>
          </table:table-cell>
          <table:table-cell table:formula="of:=[.D26]-[.$J$5]*[.F25]-[.$K$5]*[.F24]" office:value-type="float" office:value="-0.621563478481683" calcext:value-type="float">
            <text:p>-0.6215634785</text:p>
          </table:table-cell>
          <table:table-cell table:formula="of:=0-[.$J$5]*[.G25]-[.$K$5]*[.G24]" office:value-type="float" office:value="0.00000107654673937103" calcext:value-type="float">
            <text:p>1.07654673937103E-00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IN((1/10)*2*3.141592*[.A27])" office:value-type="float" office:value="-0.951055829593604" calcext:value-type="float">
            <text:p>-0.9510558296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-0.951055829593604" calcext:value-type="float">
            <text:p>-0.9510558296</text:p>
          </table:table-cell>
          <table:table-cell table:formula="of:=[.D27]*[.$I$2]+[.D26]*[.$I$3]+[.D25]*[.$I$4]+[.D24]*[.$I$5]+[.D23]*[.$I$6]+[.D22]*[.$I$7]+[.D21]*[.$I$8]+[.D20]*[.$I$9]+[.D19]*[.$I$10]" office:value-type="float" office:value="0.21866620381862" calcext:value-type="float">
            <text:p>0.2186662038</text:p>
          </table:table-cell>
          <table:table-cell table:formula="of:=[.D27]-[.$J$5]*[.F26]-[.$K$5]*[.F25]" office:value-type="float" office:value="-0.689412153670129" calcext:value-type="float">
            <text:p>-0.6894121537</text:p>
          </table:table-cell>
          <table:table-cell table:formula="of:=0-[.$J$5]*[.G26]-[.$K$5]*[.G25]" office:value-type="float" office:value="0.185302018882335" calcext:value-type="float">
            <text:p>0.1853020189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IN((1/10)*2*3.141592*[.A28])" office:value-type="float" office:value="-0.951057243385793" calcext:value-type="float">
            <text:p>-0.9510572434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-0.951057243385793" calcext:value-type="float">
            <text:p>-0.9510572434</text:p>
          </table:table-cell>
          <table:table-cell table:formula="of:=[.D28]*[.$I$2]+[.D27]*[.$I$3]+[.D26]*[.$I$4]+[.D25]*[.$I$5]+[.D24]*[.$I$6]+[.D23]*[.$I$7]+[.D22]*[.$I$8]+[.D21]*[.$I$9]+[.D20]*[.$I$10]" office:value-type="float" office:value="-0.549309283201776" calcext:value-type="float">
            <text:p>-0.5493092832</text:p>
          </table:table-cell>
          <table:table-cell table:formula="of:=[.D28]-[.$J$5]*[.F27]-[.$K$5]*[.F26]" office:value-type="float" office:value="-0.447590420282158" calcext:value-type="float">
            <text:p>-0.4475904203</text:p>
          </table:table-cell>
          <table:table-cell table:formula="of:=0-[.$J$5]*[.G27]-[.$K$5]*[.G26]" office:value-type="float" office:value="-0.000000981003216250662" calcext:value-type="float">
            <text:p>-0.000000981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IN((1/10)*2*3.141592*[.A29])" office:value-type="float" office:value="-0.58778726159861" calcext:value-type="float">
            <text:p>-0.5877872616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-0.58778726159861" calcext:value-type="float">
            <text:p>-0.5877872616</text:p>
          </table:table-cell>
          <table:table-cell table:formula="of:=[.D29]*[.$I$2]+[.D28]*[.$I$3]+[.D27]*[.$I$4]+[.D26]*[.$I$5]+[.D25]*[.$I$6]+[.D24]*[.$I$7]+[.D23]*[.$I$8]+[.D22]*[.$I$9]+[.D21]*[.$I$10]" office:value-type="float" office:value="-1.08216511005205" calcext:value-type="float">
            <text:p>-1.0821651101</text:p>
          </table:table-cell>
          <table:table-cell table:formula="of:=[.D29]-[.$J$5]*[.F28]-[.$K$5]*[.F27]" office:value-type="float" office:value="-0.0293631538393282" calcext:value-type="float">
            <text:p>-0.0293631538</text:p>
          </table:table-cell>
          <table:table-cell table:formula="of:=0-[.$J$5]*[.G28]-[.$K$5]*[.G27]" office:value-type="float" office:value="-0.150094635294114" calcext:value-type="float">
            <text:p>-0.150094635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IN((1/10)*2*3.141592*[.A30])" office:value-type="float" office:value="-0.00000261435917230218" calcext:value-type="float">
            <text:p>-2.61435917230218E-006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-0.00000261435917230218" calcext:value-type="float">
            <text:p>-2.61435917230218E-006</text:p>
          </table:table-cell>
          <table:table-cell table:formula="of:=[.D30]*[.$I$2]+[.D29]*[.$I$3]+[.D28]*[.$I$4]+[.D27]*[.$I$5]+[.D26]*[.$I$6]+[.D25]*[.$I$7]+[.D24]*[.$I$8]+[.D23]*[.$I$9]+[.D22]*[.$I$10]" office:value-type="float" office:value="-1.20167081259604" calcext:value-type="float">
            <text:p>-1.2016708126</text:p>
          </table:table-cell>
          <table:table-cell table:formula="of:=[.D30]-[.$J$5]*[.F29]-[.$K$5]*[.F28]" office:value-type="float" office:value="0.362545643341687" calcext:value-type="float">
            <text:p>0.3625456433</text:p>
          </table:table-cell>
          <table:table-cell table:formula="of:=0-[.$J$5]*[.G29]-[.$K$5]*[.G28]" office:value-type="float" office:value="0.000000882902894624401" calcext:value-type="float">
            <text:p>8.82902894624401E-007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IN((1/10)*2*3.141592*[.A31])" office:value-type="float" office:value="0.58778303147621" calcext:value-type="float">
            <text:p>0.5877830315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0.58778303147621" calcext:value-type="float">
            <text:p>0.5877830315</text:p>
          </table:table-cell>
          <table:table-cell table:formula="of:=[.D31]*[.$I$2]+[.D30]*[.$I$3]+[.D29]*[.$I$4]+[.D28]*[.$I$5]+[.D27]*[.$I$6]+[.D26]*[.$I$7]+[.D25]*[.$I$8]+[.D24]*[.$I$9]+[.D23]*[.$I$10]" office:value-type="float" office:value="-0.862179292675593" calcext:value-type="float">
            <text:p>-0.8621792927</text:p>
          </table:table-cell>
          <table:table-cell table:formula="of:=[.D31]-[.$J$5]*[.F30]-[.$K$5]*[.F29]" office:value-type="float" office:value="0.611566972825547" calcext:value-type="float">
            <text:p>0.6115669728</text:p>
          </table:table-cell>
          <table:table-cell table:formula="of:=0-[.$J$5]*[.G30]-[.$K$5]*[.G29]" office:value-type="float" office:value="0.121576654587713" calcext:value-type="float">
            <text:p>0.1215766546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IN((1/10)*2*3.141592*[.A32])" office:value-type="float" office:value="0.951055627621666" calcext:value-type="float">
            <text:p>0.9510556276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0.951055627621666" calcext:value-type="float">
            <text:p>0.9510556276</text:p>
          </table:table-cell>
          <table:table-cell table:formula="of:=[.D32]*[.$I$2]+[.D31]*[.$I$3]+[.D30]*[.$I$4]+[.D29]*[.$I$5]+[.D28]*[.$I$6]+[.D27]*[.$I$7]+[.D26]*[.$I$8]+[.D25]*[.$I$9]+[.D24]*[.$I$10]" office:value-type="float" office:value="-0.193364719838918" calcext:value-type="float">
            <text:p>-0.1933647198</text:p>
          </table:table-cell>
          <table:table-cell table:formula="of:=[.D32]-[.$J$5]*[.F31]-[.$K$5]*[.F30]" office:value-type="float" office:value="0.657393296772361" calcext:value-type="float">
            <text:p>0.6573932968</text:p>
          </table:table-cell>
          <table:table-cell table:formula="of:=0-[.$J$5]*[.G31]-[.$K$5]*[.G30]" office:value-type="float" office:value="-0.000000786666479109166" calcext:value-type="float">
            <text:p>-7.86666479109166E-007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IN((1/10)*2*3.141592*[.A33])" office:value-type="float" office:value="0.951057445354481" calcext:value-type="float">
            <text:p>0.9510574454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0.951057445354481" calcext:value-type="float">
            <text:p>0.9510574454</text:p>
          </table:table-cell>
          <table:table-cell table:formula="of:=[.D33]*[.$I$2]+[.D32]*[.$I$3]+[.D31]*[.$I$4]+[.D30]*[.$I$5]+[.D29]*[.$I$6]+[.D28]*[.$I$7]+[.D27]*[.$I$8]+[.D26]*[.$I$9]+[.D25]*[.$I$10]" office:value-type="float" office:value="0.549308574037121" calcext:value-type="float">
            <text:p>0.549308574</text:p>
          </table:table-cell>
          <table:table-cell table:formula="of:=[.D33]-[.$J$5]*[.F32]-[.$K$5]*[.F31]" office:value-type="float" office:value="0.455687810666794" calcext:value-type="float">
            <text:p>0.4556878107</text:p>
          </table:table-cell>
          <table:table-cell table:formula="of:=0-[.$J$5]*[.G32]-[.$K$5]*[.G31]" office:value-type="float" office:value="-0.0984770902155848" calcext:value-type="float">
            <text:p>-0.0984770902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IN((1/10)*2*3.141592*[.A34])" office:value-type="float" office:value="0.587787790362779" calcext:value-type="float">
            <text:p>0.5877877904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0.587787790362779" calcext:value-type="float">
            <text:p>0.5877877904</text:p>
          </table:table-cell>
          <table:table-cell table:formula="of:=[.D34]*[.$I$2]+[.D33]*[.$I$3]+[.D32]*[.$I$4]+[.D31]*[.$I$5]+[.D30]*[.$I$6]+[.D29]*[.$I$7]+[.D28]*[.$I$8]+[.D27]*[.$I$9]+[.D26]*[.$I$10]" office:value-type="float" office:value="1.08216474735396" calcext:value-type="float">
            <text:p>1.0821647474</text:p>
          </table:table-cell>
          <table:table-cell table:formula="of:=[.D34]-[.$J$5]*[.F33]-[.$K$5]*[.F32]" office:value-type="float" office:value="0.0552989519275549" calcext:value-type="float">
            <text:p>0.0552989519</text:p>
          </table:table-cell>
          <table:table-cell table:formula="of:=0-[.$J$5]*[.G33]-[.$K$5]*[.G32]" office:value-type="float" office:value="0.000000695127106993506" calcext:value-type="float">
            <text:p>6.95127106993506E-00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IN((1/10)*2*3.141592*[.A35])" office:value-type="float" office:value="0.00000326794896448745" calcext:value-type="float">
            <text:p>3.26794896448745E-006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0.00000326794896448745" calcext:value-type="float">
            <text:p>3.26794896448745E-006</text:p>
          </table:table-cell>
          <table:table-cell table:formula="of:=[.D35]*[.$I$2]+[.D34]*[.$I$3]+[.D33]*[.$I$4]+[.D32]*[.$I$5]+[.D31]*[.$I$6]+[.D30]*[.$I$7]+[.D29]*[.$I$8]+[.D28]*[.$I$9]+[.D27]*[.$I$10]" office:value-type="float" office:value="1.20167093490279" calcext:value-type="float">
            <text:p>1.2016709349</text:p>
          </table:table-cell>
          <table:table-cell table:formula="of:=[.D35]-[.$J$5]*[.F34]-[.$K$5]*[.F33]" office:value-type="float" office:value="-0.369103891219686" calcext:value-type="float">
            <text:p>-0.3691038912</text:p>
          </table:table-cell>
          <table:table-cell table:formula="of:=0-[.$J$5]*[.G34]-[.$K$5]*[.G33]" office:value-type="float" office:value="0.0797664430742148" calcext:value-type="float">
            <text:p>0.079766443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IN((1/10)*2*3.141592*[.A36])" office:value-type="float" office:value="-0.587782502709779" calcext:value-type="float">
            <text:p>-0.5877825027</text:p>
          </table:table-cell>
          <table:table-cell office:value-type="float" office:value="1" calcext:value-type="float">
            <text:p>1</text:p>
          </table:table-cell>
          <table:table-cell table:formula="of:=[.B36]*[.C36]" office:value-type="float" office:value="-0.587782502709779" calcext:value-type="float">
            <text:p>-0.5877825027</text:p>
          </table:table-cell>
          <table:table-cell table:formula="of:=[.D36]*[.$I$2]+[.D35]*[.$I$3]+[.D34]*[.$I$4]+[.D33]*[.$I$5]+[.D32]*[.$I$6]+[.D31]*[.$I$7]+[.D30]*[.$I$8]+[.D29]*[.$I$9]+[.D28]*[.$I$10]" office:value-type="float" office:value="0.862179853270189" calcext:value-type="float">
            <text:p>0.8621798533</text:p>
          </table:table-cell>
          <table:table-cell table:formula="of:=[.D36]-[.$J$5]*[.F35]-[.$K$5]*[.F34]" office:value-type="float" office:value="-0.632574436652816" calcext:value-type="float">
            <text:p>-0.6325744367</text:p>
          </table:table-cell>
          <table:table-cell table:formula="of:=0-[.$J$5]*[.G35]-[.$K$5]*[.G34]" office:value-type="float" office:value="-0.000000609974036385716" calcext:value-type="float">
            <text:p>-0.00000061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IN((1/10)*2*3.141592*[.A37])" office:value-type="float" office:value="-0.951055425649322" calcext:value-type="float">
            <text:p>-0.9510554256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-0.951055425649322" calcext:value-type="float">
            <text:p>-0.9510554256</text:p>
          </table:table-cell>
          <table:table-cell table:formula="of:=[.D37]*[.$I$2]+[.D36]*[.$I$3]+[.D35]*[.$I$4]+[.D34]*[.$I$5]+[.D33]*[.$I$6]+[.D32]*[.$I$7]+[.D31]*[.$I$8]+[.D30]*[.$I$9]+[.D29]*[.$I$10]" office:value-type="float" office:value="0.193365504593364" calcext:value-type="float">
            <text:p>0.1933655046</text:p>
          </table:table-cell>
          <table:table-cell table:formula="of:=[.D37]-[.$J$5]*[.F36]-[.$K$5]*[.F35]" office:value-type="float" office:value="-0.652080901661601" calcext:value-type="float">
            <text:p>-0.6520809017</text:p>
          </table:table-cell>
          <table:table-cell table:formula="of:=0-[.$J$5]*[.G36]-[.$K$5]*[.G35]" office:value-type="float" office:value="-0.0646108188897552" calcext:value-type="float">
            <text:p>-0.064610818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IN((1/10)*2*3.141592*[.A38])" office:value-type="float" office:value="-0.951057647322762" calcext:value-type="float">
            <text:p>-0.9510576473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-0.951057647322762" calcext:value-type="float">
            <text:p>-0.9510576473</text:p>
          </table:table-cell>
          <table:table-cell table:formula="of:=[.D38]*[.$I$2]+[.D37]*[.$I$3]+[.D36]*[.$I$4]+[.D35]*[.$I$5]+[.D34]*[.$I$6]+[.D33]*[.$I$7]+[.D32]*[.$I$8]+[.D31]*[.$I$9]+[.D30]*[.$I$10]" office:value-type="float" office:value="-0.54930786487223" calcext:value-type="float">
            <text:p>-0.5493078649</text:p>
          </table:table-cell>
          <table:table-cell table:formula="of:=[.D38]-[.$J$5]*[.F37]-[.$K$5]*[.F36]" office:value-type="float" office:value="-0.438671970059902" calcext:value-type="float">
            <text:p>-0.4386719701</text:p>
          </table:table-cell>
          <table:table-cell table:formula="of:=0-[.$J$5]*[.G37]-[.$K$5]*[.G36]" office:value-type="float" office:value="0.00000053208504404621" calcext:value-type="float">
            <text:p>5.3208504404621E-00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IN((1/10)*2*3.141592*[.A39])" office:value-type="float" office:value="-0.587788319126699" calcext:value-type="float">
            <text:p>-0.5877883191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-0.587788319126699" calcext:value-type="float">
            <text:p>-0.5877883191</text:p>
          </table:table-cell>
          <table:table-cell table:formula="of:=[.D39]*[.$I$2]+[.D38]*[.$I$3]+[.D37]*[.$I$4]+[.D36]*[.$I$5]+[.D35]*[.$I$6]+[.D34]*[.$I$7]+[.D33]*[.$I$8]+[.D32]*[.$I$9]+[.D31]*[.$I$10]" office:value-type="float" office:value="-1.0821643846554" calcext:value-type="float">
            <text:p>-1.0821643847</text:p>
          </table:table-cell>
          <table:table-cell table:formula="of:=[.D39]-[.$J$5]*[.F38]-[.$K$5]*[.F37]" office:value-type="float" office:value="-0.0596025307404324" calcext:value-type="float">
            <text:p>-0.0596025307</text:p>
          </table:table-cell>
          <table:table-cell table:formula="of:=0-[.$J$5]*[.G38]-[.$K$5]*[.G37]" office:value-type="float" office:value="0.0523347633003887" calcext:value-type="float">
            <text:p>0.052334763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IN((1/10)*2*3.141592*[.A40])" office:value-type="float" office:value="-0.00000392153875667132" calcext:value-type="float">
            <text:p>-3.92153875667132E-006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-0.00000392153875667132" calcext:value-type="float">
            <text:p>-3.92153875667132E-006</text:p>
          </table:table-cell>
          <table:table-cell table:formula="of:=[.D40]*[.$I$2]+[.D39]*[.$I$3]+[.D38]*[.$I$4]+[.D37]*[.$I$5]+[.D36]*[.$I$6]+[.D35]*[.$I$7]+[.D34]*[.$I$8]+[.D33]*[.$I$9]+[.D32]*[.$I$10]" office:value-type="float" office:value="-1.20167105720903" calcext:value-type="float">
            <text:p>-1.2016710572</text:p>
          </table:table-cell>
          <table:table-cell table:formula="of:=[.D40]-[.$J$5]*[.F39]-[.$K$5]*[.F38]" office:value-type="float" office:value="0.355320409269809" calcext:value-type="float">
            <text:p>0.3553204093</text:p>
          </table:table-cell>
          <table:table-cell table:formula="of:=0-[.$J$5]*[.G39]-[.$K$5]*[.G38]" office:value-type="float" office:value="-0.000000461773806082007" calcext:value-type="float">
            <text:p>-4.61773806082007E-007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IN((1/10)*2*3.141592*[.A41])" office:value-type="float" office:value="0.587781973943097" calcext:value-type="float">
            <text:p>0.5877819739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0.587781973943097" calcext:value-type="float">
            <text:p>0.5877819739</text:p>
          </table:table-cell>
          <table:table-cell table:formula="of:=[.D41]*[.$I$2]+[.D40]*[.$I$3]+[.D39]*[.$I$4]+[.D38]*[.$I$5]+[.D37]*[.$I$6]+[.D36]*[.$I$7]+[.D35]*[.$I$8]+[.D34]*[.$I$9]+[.D33]*[.$I$10]" office:value-type="float" office:value="-0.862180413864418" calcext:value-type="float">
            <text:p>-0.8621804139</text:p>
          </table:table-cell>
          <table:table-cell table:formula="of:=[.D41]-[.$J$5]*[.F40]-[.$K$5]*[.F39]" office:value-type="float" office:value="0.636059814832434" calcext:value-type="float">
            <text:p>0.6360598148</text:p>
          </table:table-cell>
          <table:table-cell table:formula="of:=0-[.$J$5]*[.G40]-[.$K$5]*[.G39]" office:value-type="float" office:value="-0.0423911582730432" calcext:value-type="float">
            <text:p>-0.0423911583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IN((1/10)*2*3.141592*[.A42])" office:value-type="float" office:value="0.951055223676571" calcext:value-type="float">
            <text:p>0.9510552237</text:p>
          </table:table-cell>
          <table:table-cell office:value-type="float" office:value="1" calcext:value-type="float">
            <text:p>1</text:p>
          </table:table-cell>
          <table:table-cell table:formula="of:=[.B42]*[.C42]" office:value-type="float" office:value="0.951055223676571" calcext:value-type="float">
            <text:p>0.9510552237</text:p>
          </table:table-cell>
          <table:table-cell table:formula="of:=[.D42]*[.$I$2]+[.D41]*[.$I$3]+[.D40]*[.$I$4]+[.D39]*[.$I$5]+[.D38]*[.$I$6]+[.D37]*[.$I$7]+[.D36]*[.$I$8]+[.D35]*[.$I$9]+[.D34]*[.$I$10]" office:value-type="float" office:value="-0.193366289347729" calcext:value-type="float">
            <text:p>-0.1933662893</text:p>
          </table:table-cell>
          <table:table-cell table:formula="of:=[.D42]-[.$J$5]*[.F41]-[.$K$5]*[.F40]" office:value-type="float" office:value="0.663245318018044" calcext:value-type="float">
            <text:p>0.663245318</text:p>
          </table:table-cell>
          <table:table-cell table:formula="of:=0-[.$J$5]*[.G41]-[.$K$5]*[.G40]" office:value-type="float" office:value="0.000000398972568453974" calcext:value-type="float">
            <text:p>0.000000399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IN((1/10)*2*3.141592*[.A43])" office:value-type="float" office:value="0.951057849290637" calcext:value-type="float">
            <text:p>0.9510578493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0.951057849290637" calcext:value-type="float">
            <text:p>0.9510578493</text:p>
          </table:table-cell>
          <table:table-cell table:formula="of:=[.D43]*[.$I$2]+[.D42]*[.$I$3]+[.D41]*[.$I$4]+[.D40]*[.$I$5]+[.D39]*[.$I$6]+[.D38]*[.$I$7]+[.D37]*[.$I$8]+[.D36]*[.$I$9]+[.D35]*[.$I$10]" office:value-type="float" office:value="0.549307155707104" calcext:value-type="float">
            <text:p>0.5493071557</text:p>
          </table:table-cell>
          <table:table-cell table:formula="of:=[.D43]-[.$J$5]*[.F42]-[.$K$5]*[.F41]" office:value-type="float" office:value="0.435849009135032" calcext:value-type="float">
            <text:p>0.4358490091</text:p>
          </table:table-cell>
          <table:table-cell table:formula="of:=0-[.$J$5]*[.G42]-[.$K$5]*[.G41]" office:value-type="float" office:value="0.0343368382009303" calcext:value-type="float">
            <text:p>0.0343368382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IN((1/10)*2*3.141592*[.A44])" office:value-type="float" office:value="0.587788847890368" calcext:value-type="float">
            <text:p>0.5877888479</text:p>
          </table:table-cell>
          <table:table-cell table:formula="of:=[.C43]-0.1" office:value-type="float" office:value="0.9" calcext:value-type="float">
            <text:p>0.9</text:p>
          </table:table-cell>
          <table:table-cell table:formula="of:=[.B44]*[.C44]" office:value-type="float" office:value="0.529009963101331" calcext:value-type="float">
            <text:p>0.5290099631</text:p>
          </table:table-cell>
          <table:table-cell table:formula="of:=[.D44]*[.$I$2]+[.D43]*[.$I$3]+[.D42]*[.$I$4]+[.D41]*[.$I$5]+[.D40]*[.$I$6]+[.D39]*[.$I$7]+[.D38]*[.$I$8]+[.D37]*[.$I$9]+[.D36]*[.$I$10]" office:value-type="float" office:value="1.02338513716734" calcext:value-type="float">
            <text:p>1.0233851372</text:p>
          </table:table-cell>
          <table:table-cell table:formula="of:=[.D44]-[.$J$5]*[.F43]-[.$K$5]*[.F42]" office:value-type="float" office:value="-0.00821900087310157" calcext:value-type="float">
            <text:p>-0.0082190009</text:p>
          </table:table-cell>
          <table:table-cell table:formula="of:=0-[.$J$5]*[.G43]-[.$K$5]*[.G42]" office:value-type="float" office:value="-0.000000343365766724894" calcext:value-type="float">
            <text:p>-3.43365766724894E-00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IN((1/10)*2*3.141592*[.A45])" office:value-type="float" office:value="0.00000457512855062988" calcext:value-type="float">
            <text:p>4.57512855062988E-006</text:p>
          </table:table-cell>
          <table:table-cell table:formula="of:=[.C44]-0.1" office:value-type="float" office:value="0.8" calcext:value-type="float">
            <text:p>0.8</text:p>
          </table:table-cell>
          <table:table-cell table:formula="of:=[.B45]*[.C45]" office:value-type="float" office:value="0.0000036601028405039" calcext:value-type="float">
            <text:p>3.6601028405039E-006</text:p>
          </table:table-cell>
          <table:table-cell table:formula="of:=[.D45]*[.$I$2]+[.D44]*[.$I$3]+[.D43]*[.$I$4]+[.D42]*[.$I$5]+[.D41]*[.$I$6]+[.D40]*[.$I$7]+[.D39]*[.$I$8]+[.D38]*[.$I$9]+[.D37]*[.$I$10]" office:value-type="float" office:value="1.14876926817891" calcext:value-type="float">
            <text:p>1.1487692682</text:p>
          </table:table-cell>
          <table:table-cell table:formula="of:=[.D45]-[.$J$5]*[.F44]-[.$K$5]*[.F43]" office:value-type="float" office:value="-0.353034032461866" calcext:value-type="float">
            <text:p>-0.3530340325</text:p>
          </table:table-cell>
          <table:table-cell table:formula="of:=0-[.$J$5]*[.G44]-[.$K$5]*[.G43]" office:value-type="float" office:value="-0.0278128389425516" calcext:value-type="float">
            <text:p>-0.027812838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IN((1/10)*2*3.141592*[.A46])" office:value-type="float" office:value="-0.587781445176167" calcext:value-type="float">
            <text:p>-0.5877814452</text:p>
          </table:table-cell>
          <table:table-cell table:formula="of:=[.C45]-0.1" office:value-type="float" office:value="0.7" calcext:value-type="float">
            <text:p>0.7</text:p>
          </table:table-cell>
          <table:table-cell table:formula="of:=[.B46]*[.C46]" office:value-type="float" office:value="-0.411447011623317" calcext:value-type="float">
            <text:p>-0.4114470116</text:p>
          </table:table-cell>
          <table:table-cell table:formula="of:=[.D46]*[.$I$2]+[.D45]*[.$I$3]+[.D44]*[.$I$4]+[.D43]*[.$I$5]+[.D42]*[.$I$6]+[.D41]*[.$I$7]+[.D40]*[.$I$8]+[.D39]*[.$I$9]+[.D38]*[.$I$10]" office:value-type="float" office:value="0.990903687808867" calcext:value-type="float">
            <text:p>0.9909036878</text:p>
          </table:table-cell>
          <table:table-cell table:formula="of:=[.D46]-[.$J$5]*[.F45]-[.$K$5]*[.F44]" office:value-type="float" office:value="-0.404789413250608" calcext:value-type="float">
            <text:p>-0.4047894133</text:p>
          </table:table-cell>
          <table:table-cell table:formula="of:=0-[.$J$5]*[.G45]-[.$K$5]*[.G44]" office:value-type="float" office:value="0.000000294486639931558" calcext:value-type="float">
            <text:p>2.94486639931558E-007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IN((1/10)*2*3.141592*[.A47])" office:value-type="float" office:value="-0.951055021703415" calcext:value-type="float">
            <text:p>-0.9510550217</text:p>
          </table:table-cell>
          <table:table-cell table:formula="of:=[.C46]-0.1" office:value-type="float" office:value="0.6" calcext:value-type="float">
            <text:p>0.6</text:p>
          </table:table-cell>
          <table:table-cell table:formula="of:=[.B47]*[.C47]" office:value-type="float" office:value="-0.570633013022049" calcext:value-type="float">
            <text:p>-0.570633013</text:p>
          </table:table-cell>
          <table:table-cell table:formula="of:=[.D47]*[.$I$2]+[.D46]*[.$I$3]+[.D45]*[.$I$4]+[.D44]*[.$I$5]+[.D43]*[.$I$6]+[.D42]*[.$I$7]+[.D41]*[.$I$8]+[.D40]*[.$I$9]+[.D39]*[.$I$10]" office:value-type="float" office:value="0.689639524798906" calcext:value-type="float">
            <text:p>0.6896395248</text:p>
          </table:table-cell>
          <table:table-cell table:formula="of:=[.D47]-[.$J$5]*[.F46]-[.$K$5]*[.F45]" office:value-type="float" office:value="-0.284675208618331" calcext:value-type="float">
            <text:p>-0.2846752086</text:p>
          </table:table-cell>
          <table:table-cell table:formula="of:=0-[.$J$5]*[.G46]-[.$K$5]*[.G45]" office:value-type="float" office:value="0.0225283995432936" calcext:value-type="float">
            <text:p>0.0225283995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IN((1/10)*2*3.141592*[.A48])" office:value-type="float" office:value="-0.951058051258106" calcext:value-type="float">
            <text:p>-0.9510580513</text:p>
          </table:table-cell>
          <table:table-cell table:formula="of:=[.C47]-0.1" office:value-type="float" office:value="0.5" calcext:value-type="float">
            <text:p>0.5</text:p>
          </table:table-cell>
          <table:table-cell table:formula="of:=[.B48]*[.C48]" office:value-type="float" office:value="-0.475529025629053" calcext:value-type="float">
            <text:p>-0.4755290256</text:p>
          </table:table-cell>
          <table:table-cell table:formula="of:=[.D48]*[.$I$2]+[.D47]*[.$I$3]+[.D46]*[.$I$4]+[.D45]*[.$I$5]+[.D44]*[.$I$6]+[.D43]*[.$I$7]+[.D42]*[.$I$8]+[.D41]*[.$I$9]+[.D40]*[.$I$10]" office:value-type="float" office:value="0.372867784714516" calcext:value-type="float">
            <text:p>0.3728677847</text:p>
          </table:table-cell>
          <table:table-cell table:formula="of:=[.D48]-[.$J$5]*[.F47]-[.$K$5]*[.F46]" office:value-type="float" office:value="-0.147649433441331" calcext:value-type="float">
            <text:p>-0.1476494334</text:p>
          </table:table-cell>
          <table:table-cell table:formula="of:=0-[.$J$5]*[.G47]-[.$K$5]*[.G46]" office:value-type="float" office:value="-0.000000251786077140819" calcext:value-type="float">
            <text:p>-2.51786077140819E-007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IN((1/10)*2*3.141592*[.A49])" office:value-type="float" office:value="-0.587789376653783" calcext:value-type="float">
            <text:p>-0.5877893767</text:p>
          </table:table-cell>
          <table:table-cell table:formula="of:=[.C48]-0.1" office:value-type="float" office:value="0.4" calcext:value-type="float">
            <text:p>0.4</text:p>
          </table:table-cell>
          <table:table-cell table:formula="of:=[.B49]*[.C49]" office:value-type="float" office:value="-0.235115750661513" calcext:value-type="float">
            <text:p>-0.2351157507</text:p>
          </table:table-cell>
          <table:table-cell table:formula="of:=[.D49]*[.$I$2]+[.D48]*[.$I$3]+[.D47]*[.$I$4]+[.D46]*[.$I$5]+[.D45]*[.$I$6]+[.D44]*[.$I$7]+[.D43]*[.$I$8]+[.D42]*[.$I$9]+[.D41]*[.$I$10]" office:value-type="float" office:value="0.100466774866014" calcext:value-type="float">
            <text:p>0.1004667749</text:p>
          </table:table-cell>
          <table:table-cell table:formula="of:=[.D49]-[.$J$5]*[.F48]-[.$K$5]*[.F47]" office:value-type="float" office:value="-0.00452874482871837" calcext:value-type="float">
            <text:p>-0.0045287448</text:p>
          </table:table-cell>
          <table:table-cell table:formula="of:=0-[.$J$5]*[.G48]-[.$K$5]*[.G47]" office:value-type="float" office:value="-0.0182480036299197" calcext:value-type="float">
            <text:p>-0.018248003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IN((1/10)*2*3.141592*[.A50])" office:value-type="float" office:value="-0.00000522871834458648" calcext:value-type="float">
            <text:p>-5.22871834458648E-006</text:p>
          </table:table-cell>
          <table:table-cell table:formula="of:=[.C49]-0.1" office:value-type="float" office:value="0.3" calcext:value-type="float">
            <text:p>0.3</text:p>
          </table:table-cell>
          <table:table-cell table:formula="of:=[.B50]*[.C50]" office:value-type="float" office:value="-0.00000156861550337595" calcext:value-type="float">
            <text:p>-1.56861550337595E-006</text:p>
          </table:table-cell>
          <table:table-cell table:formula="of:=[.D50]*[.$I$2]+[.D49]*[.$I$3]+[.D48]*[.$I$4]+[.D47]*[.$I$5]+[.D46]*[.$I$6]+[.D45]*[.$I$7]+[.D44]*[.$I$8]+[.D43]*[.$I$9]+[.D42]*[.$I$10]" office:value-type="float" office:value="-0.137300251006511" calcext:value-type="float">
            <text:p>-0.137300251</text:p>
          </table:table-cell>
          <table:table-cell table:formula="of:=[.D50]-[.$J$5]*[.F49]-[.$K$5]*[.F48]" office:value-type="float" office:value="0.119594475135922" calcext:value-type="float">
            <text:p>0.1195944751</text:p>
          </table:table-cell>
          <table:table-cell table:formula="of:=0-[.$J$5]*[.G49]-[.$K$5]*[.G48]" office:value-type="float" office:value="0.000000214680760508944" calcext:value-type="float">
            <text:p>2.14680760508944E-007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IN((1/10)*2*3.141592*[.A51])" office:value-type="float" office:value="0.587780916408983" calcext:value-type="float">
            <text:p>0.5877809164</text:p>
          </table:table-cell>
          <table:table-cell table:formula="of:=[.C50]-0.1" office:value-type="float" office:value="0.2" calcext:value-type="float">
            <text:p>0.2</text:p>
          </table:table-cell>
          <table:table-cell table:formula="of:=[.B51]*[.C51]" office:value-type="float" office:value="0.117556183281797" calcext:value-type="float">
            <text:p>0.1175561833</text:p>
          </table:table-cell>
          <table:table-cell table:formula="of:=[.D51]*[.$I$2]+[.D50]*[.$I$3]+[.D49]*[.$I$4]+[.D48]*[.$I$5]+[.D47]*[.$I$6]+[.D46]*[.$I$7]+[.D45]*[.$I$8]+[.D44]*[.$I$9]+[.D43]*[.$I$10]" office:value-type="float" office:value="-0.374472322446845" calcext:value-type="float">
            <text:p>-0.3744723224</text:p>
          </table:table-cell>
          <table:table-cell table:formula="of:=[.D51]-[.$J$5]*[.F50]-[.$K$5]*[.F49]" office:value-type="float" office:value="0.121224396243903" calcext:value-type="float">
            <text:p>0.1212243962</text:p>
          </table:table-cell>
          <table:table-cell table:formula="of:=0-[.$J$5]*[.G50]-[.$K$5]*[.G49]" office:value-type="float" office:value="0.0147808829401087" calcext:value-type="float">
            <text:p>0.014780882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IN((1/10)*2*3.141592*[.A52])" office:value-type="float" office:value="0.951054819729852" calcext:value-type="float">
            <text:p>0.9510548197</text:p>
          </table:table-cell>
          <table:table-cell table:formula="of:=[.C51]-0.1" office:value-type="float" office:value="0.1" calcext:value-type="float">
            <text:p>0.1</text:p>
          </table:table-cell>
          <table:table-cell table:formula="of:=[.B52]*[.C52]" office:value-type="float" office:value="0.0951054819729854" calcext:value-type="float">
            <text:p>0.095105482</text:p>
          </table:table-cell>
          <table:table-cell table:formula="of:=[.D52]*[.$I$2]+[.D51]*[.$I$3]+[.D50]*[.$I$4]+[.D49]*[.$I$5]+[.D48]*[.$I$6]+[.D47]*[.$I$7]+[.D46]*[.$I$8]+[.D45]*[.$I$9]+[.D44]*[.$I$10]" office:value-type="float" office:value="-0.610378905268642" calcext:value-type="float">
            <text:p>-0.6103789053</text:p>
          </table:table-cell>
          <table:table-cell table:formula="of:=[.D52]-[.$J$5]*[.F51]-[.$K$5]*[.F50]" office:value-type="float" office:value="-0.00176611419503642" calcext:value-type="float">
            <text:p>-0.0017661142</text:p>
          </table:table-cell>
          <table:table-cell table:formula="of:=0-[.$J$5]*[.G51]-[.$K$5]*[.G50]" office:value-type="float" office:value="-0.000000182585986812324" calcext:value-type="float">
            <text:p>-1.82585986812324E-007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IN((1/10)*2*3.141592*[.A53])" office:value-type="float" office:value="0.951058253225169" calcext:value-type="float">
            <text:p>0.9510582532</text:p>
          </table:table-cell>
          <table:table-cell table:formula="of:=[.C52]-0.1" office:value-type="float" office:value="0" calcext:value-type="float">
            <text:p>0</text:p>
          </table:table-cell>
          <table:table-cell table:formula="of:=[.B53]*[.C53]" office:value-type="float" office:value="0" calcext:value-type="float">
            <text:p>0</text:p>
          </table:table-cell>
          <table:table-cell table:formula="of:=[.D53]*[.$I$2]+[.D52]*[.$I$3]+[.D51]*[.$I$4]+[.D50]*[.$I$5]+[.D49]*[.$I$6]+[.D48]*[.$I$7]+[.D47]*[.$I$8]+[.D46]*[.$I$9]+[.D45]*[.$I$10]" office:value-type="float" office:value="-0.754290313332368" calcext:value-type="float">
            <text:p>-0.7542903133</text:p>
          </table:table-cell>
          <table:table-cell table:formula="of:=[.D53]-[.$J$5]*[.F52]-[.$K$5]*[.F51]" office:value-type="float" office:value="-0.0981917599186787" calcext:value-type="float">
            <text:p>-0.0981917599</text:p>
          </table:table-cell>
          <table:table-cell table:formula="of:=0-[.$J$5]*[.G52]-[.$K$5]*[.G51]" office:value-type="float" office:value="-0.0119725151813806" calcext:value-type="float">
            <text:p>-0.011972515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IN((1/10)*2*3.141592*[.A54])" office:value-type="float" office:value="0.587789905416949" calcext:value-type="float">
            <text:p>0.5877899054</text:p>
          </table:table-cell>
          <table:table-cell office:value-type="float" office:value="0" calcext:value-type="float">
            <text:p>0</text:p>
          </table:table-cell>
          <table:table-cell table:formula="of:=[.B54]*[.C54]" office:value-type="float" office:value="0" calcext:value-type="float">
            <text:p>0</text:p>
          </table:table-cell>
          <table:table-cell table:formula="of:=[.D54]*[.$I$2]+[.D53]*[.$I$3]+[.D52]*[.$I$4]+[.D51]*[.$I$5]+[.D50]*[.$I$6]+[.D49]*[.$I$7]+[.D48]*[.$I$8]+[.D47]*[.$I$9]+[.D46]*[.$I$10]" office:value-type="float" office:value="-0.678862699997963" calcext:value-type="float">
            <text:p>-0.6788627</text:p>
          </table:table-cell>
          <table:table-cell table:formula="of:=[.D54]-[.$J$5]*[.F53]-[.$K$5]*[.F52]" office:value-type="float" office:value="0.00143061025739834" calcext:value-type="float">
            <text:p>0.0014306103</text:p>
          </table:table-cell>
          <table:table-cell table:formula="of:=0-[.$J$5]*[.G53]-[.$K$5]*[.G52]" office:value-type="float" office:value="0.000000154937251665983" calcext:value-type="float">
            <text:p>1.54937251665983E-007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IN((1/10)*2*3.141592*[.A55])" office:value-type="float" office:value="0.00000588230813498814" calcext:value-type="float">
            <text:p>5.88230813498814E-006</text:p>
          </table:table-cell>
          <table:table-cell office:value-type="float" office:value="0" calcext:value-type="float">
            <text:p>0</text:p>
          </table:table-cell>
          <table:table-cell table:formula="of:=[.B55]*[.C55]" office:value-type="float" office:value="0" calcext:value-type="float">
            <text:p>0</text:p>
          </table:table-cell>
          <table:table-cell table:formula="of:=[.D55]*[.$I$2]+[.D54]*[.$I$3]+[.D53]*[.$I$4]+[.D52]*[.$I$5]+[.D51]*[.$I$6]+[.D50]*[.$I$7]+[.D49]*[.$I$8]+[.D48]*[.$I$9]+[.D47]*[.$I$10]" office:value-type="float" office:value="-0.451573427557473" calcext:value-type="float">
            <text:p>-0.4515734276</text:p>
          </table:table-cell>
          <table:table-cell table:formula="of:=[.D55]-[.$J$5]*[.F54]-[.$K$5]*[.F53]" office:value-type="float" office:value="0.0795353246926007" calcext:value-type="float">
            <text:p>0.0795353247</text:p>
          </table:table-cell>
          <table:table-cell table:formula="of:=0-[.$J$5]*[.G54]-[.$K$5]*[.G53]" office:value-type="float" office:value="0.00969773729682716" calcext:value-type="float">
            <text:p>0.0096977373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IN((1/10)*2*3.141592*[.A56])" office:value-type="float" office:value="-0.587780387641548" calcext:value-type="float">
            <text:p>-0.5877803876</text:p>
          </table:table-cell>
          <table:table-cell office:value-type="float" office:value="0" calcext:value-type="float">
            <text:p>0</text:p>
          </table:table-cell>
          <table:table-cell table:formula="of:=[.B56]*[.C56]" office:value-type="float" office:value="-0" calcext:value-type="float">
            <text:p>0</text:p>
          </table:table-cell>
          <table:table-cell table:formula="of:=[.D56]*[.$I$2]+[.D55]*[.$I$3]+[.D54]*[.$I$4]+[.D53]*[.$I$5]+[.D52]*[.$I$6]+[.D51]*[.$I$7]+[.D50]*[.$I$8]+[.D49]*[.$I$9]+[.D48]*[.$I$10]" office:value-type="float" office:value="-0.18534116385718" calcext:value-type="float">
            <text:p>-0.1853411639</text:p>
          </table:table-cell>
          <table:table-cell table:formula="of:=[.D56]-[.$J$5]*[.F55]-[.$K$5]*[.F54]" office:value-type="float" office:value="-0.00115884109362142" calcext:value-type="float">
            <text:p>-0.0011588411</text:p>
          </table:table-cell>
          <table:table-cell table:formula="of:=0-[.$J$5]*[.G55]-[.$K$5]*[.G54]" office:value-type="float" office:value="-0.000000131203681751274" calcext:value-type="float">
            <text:p>-1.31203681751274E-007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IN((1/10)*2*3.141592*[.A57])" office:value-type="float" office:value="-0.951054617755883" calcext:value-type="float">
            <text:p>-0.9510546178</text:p>
          </table:table-cell>
          <table:table-cell office:value-type="float" office:value="0" calcext:value-type="float">
            <text:p>0</text:p>
          </table:table-cell>
          <table:table-cell table:formula="of:=[.B57]*[.C57]" office:value-type="float" office:value="-0" calcext:value-type="float">
            <text:p>0</text:p>
          </table:table-cell>
          <table:table-cell table:formula="of:=[.D57]*[.$I$2]+[.D56]*[.$I$3]+[.D55]*[.$I$4]+[.D54]*[.$I$5]+[.D53]*[.$I$6]+[.D52]*[.$I$7]+[.D51]*[.$I$8]+[.D50]*[.$I$9]+[.D49]*[.$I$10]" office:value-type="float" office:value="0.0174226401714397" calcext:value-type="float">
            <text:p>0.0174226402</text:p>
          </table:table-cell>
          <table:table-cell table:formula="of:=[.D57]-[.$J$5]*[.F56]-[.$K$5]*[.F55]" office:value-type="float" office:value="-0.0644236123193406" calcext:value-type="float">
            <text:p>-0.0644236123</text:p>
          </table:table-cell>
          <table:table-cell table:formula="of:=0-[.$J$5]*[.G56]-[.$K$5]*[.G55]" office:value-type="float" office:value="-0.00785516721035282" calcext:value-type="float">
            <text:p>-0.007855167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IN((1/10)*2*3.141592*[.A58])" office:value-type="float" office:value="-0.951058455191824" calcext:value-type="float">
            <text:p>-0.9510584552</text:p>
          </table:table-cell>
          <table:table-cell office:value-type="float" office:value="0" calcext:value-type="float">
            <text:p>0</text:p>
          </table:table-cell>
          <table:table-cell table:formula="of:=[.B58]*[.C58]" office:value-type="float" office:value="-0" calcext:value-type="float">
            <text:p>0</text:p>
          </table:table-cell>
          <table:table-cell table:formula="of:=[.D58]*[.$I$2]+[.D57]*[.$I$3]+[.D56]*[.$I$4]+[.D55]*[.$I$5]+[.D54]*[.$I$6]+[.D53]*[.$I$7]+[.D52]*[.$I$8]+[.D51]*[.$I$9]+[.D50]*[.$I$10]" office:value-type="float" office:value="0.106769035247181" calcext:value-type="float">
            <text:p>0.1067690352</text:p>
          </table:table-cell>
          <table:table-cell table:formula="of:=[.D58]-[.$J$5]*[.F57]-[.$K$5]*[.F56]" office:value-type="float" office:value="0.000938699181787253" calcext:value-type="float">
            <text:p>0.0009386992</text:p>
          </table:table-cell>
          <table:table-cell table:formula="of:=0-[.$J$5]*[.G57]-[.$K$5]*[.G56]" office:value-type="float" office:value="0.000000110895633618966" calcext:value-type="float">
            <text:p>1.10895633618966E-007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IN((1/10)*2*3.141592*[.A59])" office:value-type="float" office:value="-0.587790434179865" calcext:value-type="float">
            <text:p>-0.5877904342</text:p>
          </table:table-cell>
          <table:table-cell office:value-type="float" office:value="0" calcext:value-type="float">
            <text:p>0</text:p>
          </table:table-cell>
          <table:table-cell table:formula="of:=[.B59]*[.C59]" office:value-type="float" office:value="-0" calcext:value-type="float">
            <text:p>0</text:p>
          </table:table-cell>
          <table:table-cell table:formula="of:=[.D59]*[.$I$2]+[.D58]*[.$I$3]+[.D57]*[.$I$4]+[.D56]*[.$I$5]+[.D55]*[.$I$6]+[.D54]*[.$I$7]+[.D53]*[.$I$8]+[.D52]*[.$I$9]+[.D51]*[.$I$10]" office:value-type="float" office:value="0.0960927394362485" calcext:value-type="float">
            <text:p>0.0960927394</text:p>
          </table:table-cell>
          <table:table-cell table:formula="of:=[.D59]-[.$J$5]*[.F58]-[.$K$5]*[.F57]" office:value-type="float" office:value="0.0521831254264941" calcext:value-type="float">
            <text:p>0.0521831254</text:p>
          </table:table-cell>
          <table:table-cell table:formula="of:=0-[.$J$5]*[.G58]-[.$K$5]*[.G57]" office:value-type="float" office:value="0.00636268544032055" calcext:value-type="float">
            <text:p>0.0063626854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IN((1/10)*2*3.141592*[.A60])" office:value-type="float" office:value="-0.00000653589792893999" calcext:value-type="float">
            <text:p>-6.53589792893999E-006</text:p>
          </table:table-cell>
          <table:table-cell office:value-type="float" office:value="0" calcext:value-type="float">
            <text:p>0</text:p>
          </table:table-cell>
          <table:table-cell table:formula="of:=[.B60]*[.C60]" office:value-type="float" office:value="-0" calcext:value-type="float">
            <text:p>0</text:p>
          </table:table-cell>
          <table:table-cell table:formula="of:=[.D60]*[.$I$2]+[.D59]*[.$I$3]+[.D58]*[.$I$4]+[.D57]*[.$I$5]+[.D56]*[.$I$6]+[.D55]*[.$I$7]+[.D54]*[.$I$8]+[.D53]*[.$I$9]+[.D52]*[.$I$10]" office:value-type="float" office:value="0.0409397914806163" calcext:value-type="float">
            <text:p>0.0409397915</text:p>
          </table:table-cell>
          <table:table-cell table:formula="of:=[.D60]-[.$J$5]*[.F59]-[.$K$5]*[.F58]" office:value-type="float" office:value="-0.000760377032970009" calcext:value-type="float">
            <text:p>-0.000760377</text:p>
          </table:table-cell>
          <table:table-cell table:formula="of:=0-[.$J$5]*[.G59]-[.$K$5]*[.G58]" office:value-type="float" office:value="-0.0000000935681908656765" calcext:value-type="float">
            <text:p>-9.35681908656765E-008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IN((1/10)*2*3.141592*[.A61])" office:value-type="float" office:value="0.587779858873864" calcext:value-type="float">
            <text:p>0.5877798589</text:p>
          </table:table-cell>
          <table:table-cell office:value-type="float" office:value="0" calcext:value-type="float">
            <text:p>0</text:p>
          </table:table-cell>
          <table:table-cell table:formula="of:=[.B61]*[.C61]" office:value-type="float" office:value="0" calcext:value-type="float">
            <text:p>0</text:p>
          </table:table-cell>
          <table:table-cell table:formula="of:=[.D61]*[.$I$2]+[.D60]*[.$I$3]+[.D59]*[.$I$4]+[.D58]*[.$I$5]+[.D57]*[.$I$6]+[.D56]*[.$I$7]+[.D55]*[.$I$8]+[.D54]*[.$I$9]+[.D53]*[.$I$10]" office:value-type="float" office:value="0" calcext:value-type="float">
            <text:p>0</text:p>
          </table:table-cell>
          <table:table-cell table:formula="of:=[.D61]-[.$J$5]*[.F60]-[.$K$5]*[.F59]" office:value-type="float" office:value="-0.042268331148183" calcext:value-type="float">
            <text:p>-0.0422683311</text:p>
          </table:table-cell>
          <table:table-cell table:formula="of:=0-[.$J$5]*[.G60]-[.$K$5]*[.G59]" office:value-type="float" office:value="-0.00515377520660461" calcext:value-type="float">
            <text:p>-0.005153775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IN((1/10)*2*3.141592*[.A62])" office:value-type="float" office:value="0.951054415781507" calcext:value-type="float">
            <text:p>0.9510544158</text:p>
          </table:table-cell>
          <table:table-cell office:value-type="float" office:value="0" calcext:value-type="float">
            <text:p>0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D62]*[.$I$2]+[.D61]*[.$I$3]+[.D60]*[.$I$4]+[.D59]*[.$I$5]+[.D58]*[.$I$6]+[.D57]*[.$I$7]+[.D56]*[.$I$8]+[.D55]*[.$I$9]+[.D54]*[.$I$10]" office:value-type="float" office:value="0" calcext:value-type="float">
            <text:p>0</text:p>
          </table:table-cell>
          <table:table-cell table:formula="of:=[.D62]-[.$J$5]*[.F61]-[.$K$5]*[.F60]" office:value-type="float" office:value="0.000615930260240536" calcext:value-type="float">
            <text:p>0.0006159303</text:p>
          </table:table-cell>
          <table:table-cell table:formula="of:=0-[.$J$5]*[.G61]-[.$K$5]*[.G60]" office:value-type="float" office:value="0.0000000788218439849597" calcext:value-type="float">
            <text:p>7.88218439849597E-008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SIN((1/10)*2*3.141592*[.A63])" office:value-type="float" office:value="0.951058657158076" calcext:value-type="float">
            <text:p>0.9510586572</text:p>
          </table:table-cell>
          <table:table-cell office:value-type="float" office:value="0" calcext:value-type="float">
            <text:p>0</text:p>
          </table:table-cell>
          <table:table-cell table:formula="of:=[.B63]*[.C63]" office:value-type="float" office:value="0" calcext:value-type="float">
            <text:p>0</text:p>
          </table:table-cell>
          <table:table-cell table:formula="of:=[.D63]*[.$I$2]+[.D62]*[.$I$3]+[.D61]*[.$I$4]+[.D60]*[.$I$5]+[.D59]*[.$I$6]+[.D58]*[.$I$7]+[.D57]*[.$I$8]+[.D56]*[.$I$9]+[.D55]*[.$I$10]" office:value-type="float" office:value="0" calcext:value-type="float">
            <text:p>0</text:p>
          </table:table-cell>
          <table:table-cell table:formula="of:=[.D63]-[.$J$5]*[.F62]-[.$K$5]*[.F61]" office:value-type="float" office:value="0.0342373478677191" calcext:value-type="float">
            <text:p>0.0342373479</text:p>
          </table:table-cell>
          <table:table-cell table:formula="of:=0-[.$J$5]*[.G62]-[.$K$5]*[.G61]" office:value-type="float" office:value="0.00417455791730337" calcext:value-type="float">
            <text:p>0.0041745579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IN((1/10)*2*3.141592*[.A64])" office:value-type="float" office:value="0.587790962942526" calcext:value-type="float">
            <text:p>0.5877909629</text:p>
          </table:table-cell>
          <table:table-cell office:value-type="float" office:value="0" calcext:value-type="float">
            <text:p>0</text:p>
          </table:table-cell>
          <table:table-cell table:formula="of:=[.B64]*[.C64]" office:value-type="float" office:value="0" calcext:value-type="float">
            <text:p>0</text:p>
          </table:table-cell>
          <table:table-cell table:formula="of:=[.D64]*[.$I$2]+[.D63]*[.$I$3]+[.D62]*[.$I$4]+[.D61]*[.$I$5]+[.D60]*[.$I$6]+[.D59]*[.$I$7]+[.D58]*[.$I$8]+[.D57]*[.$I$9]+[.D56]*[.$I$10]" office:value-type="float" office:value="0" calcext:value-type="float">
            <text:p>0</text:p>
          </table:table-cell>
          <table:table-cell table:formula="of:=[.D64]-[.$J$5]*[.F63]-[.$K$5]*[.F62]" office:value-type="float" office:value="-0.000498923650257831" calcext:value-type="float">
            <text:p>-0.0004989237</text:p>
          </table:table-cell>
          <table:table-cell table:formula="of:=0-[.$J$5]*[.G63]-[.$K$5]*[.G62]" office:value-type="float" office:value="-0.0000000663012972286371" calcext:value-type="float">
            <text:p>-6.63012972286371E-008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SIN((1/10)*2*3.141592*[.A65])" office:value-type="float" office:value="0.00000718948772288906" calcext:value-type="float">
            <text:p>7.18948772288906E-006</text:p>
          </table:table-cell>
          <table:table-cell office:value-type="float" office:value="0" calcext:value-type="float">
            <text:p>0</text:p>
          </table:table-cell>
          <table:table-cell table:formula="of:=[.B65]*[.C65]" office:value-type="float" office:value="0" calcext:value-type="float">
            <text:p>0</text:p>
          </table:table-cell>
          <table:table-cell table:formula="of:=[.D65]*[.$I$2]+[.D64]*[.$I$3]+[.D63]*[.$I$4]+[.D62]*[.$I$5]+[.D61]*[.$I$6]+[.D60]*[.$I$7]+[.D59]*[.$I$8]+[.D58]*[.$I$9]+[.D57]*[.$I$10]" office:value-type="float" office:value="0" calcext:value-type="float">
            <text:p>0</text:p>
          </table:table-cell>
          <table:table-cell table:formula="of:=[.D65]-[.$J$5]*[.F64]-[.$K$5]*[.F63]" office:value-type="float" office:value="-0.0277322514793702" calcext:value-type="float">
            <text:p>-0.0277322515</text:p>
          </table:table-cell>
          <table:table-cell table:formula="of:=0-[.$J$5]*[.G64]-[.$K$5]*[.G63]" office:value-type="float" office:value="-0.00338139191297673" calcext:value-type="float">
            <text:p>-0.0033813919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SIN((1/10)*2*3.141592*[.A66])" office:value-type="float" office:value="-0.587779330105924" calcext:value-type="float">
            <text:p>-0.5877793301</text:p>
          </table:table-cell>
          <table:table-cell office:value-type="float" office:value="0" calcext:value-type="float">
            <text:p>0</text:p>
          </table:table-cell>
          <table:table-cell table:formula="of:=[.B66]*[.C66]" office:value-type="float" office:value="-0" calcext:value-type="float">
            <text:p>0</text:p>
          </table:table-cell>
          <table:table-cell table:formula="of:=[.D66]*[.$I$2]+[.D65]*[.$I$3]+[.D64]*[.$I$4]+[.D63]*[.$I$5]+[.D62]*[.$I$6]+[.D61]*[.$I$7]+[.D60]*[.$I$8]+[.D59]*[.$I$9]+[.D58]*[.$I$10]" office:value-type="float" office:value="0" calcext:value-type="float">
            <text:p>0</text:p>
          </table:table-cell>
          <table:table-cell table:formula="of:=[.D66]-[.$J$5]*[.F65]-[.$K$5]*[.F64]" office:value-type="float" office:value="0.000404144469673699" calcext:value-type="float">
            <text:p>0.0004041445</text:p>
          </table:table-cell>
          <table:table-cell table:formula="of:=0-[.$J$5]*[.G65]-[.$K$5]*[.G64]" office:value-type="float" office:value="0.0000000556930896718371" calcext:value-type="float">
            <text:p>5.56930896718371E-00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IN((1/10)*2*3.141592*[.A67])" office:value-type="float" office:value="-0.951054213806726" calcext:value-type="float">
            <text:p>-0.9510542138</text:p>
          </table:table-cell>
          <table:table-cell office:value-type="float" office:value="0" calcext:value-type="float">
            <text:p>0</text:p>
          </table:table-cell>
          <table:table-cell table:formula="of:=[.B67]*[.C67]" office:value-type="float" office:value="-0" calcext:value-type="float">
            <text:p>0</text:p>
          </table:table-cell>
          <table:table-cell table:formula="of:=[.D67]*[.$I$2]+[.D66]*[.$I$3]+[.D65]*[.$I$4]+[.D64]*[.$I$5]+[.D63]*[.$I$6]+[.D62]*[.$I$7]+[.D61]*[.$I$8]+[.D60]*[.$I$9]+[.D59]*[.$I$10]" office:value-type="float" office:value="0" calcext:value-type="float">
            <text:p>0</text:p>
          </table:table-cell>
          <table:table-cell table:formula="of:=[.D67]-[.$J$5]*[.F66]-[.$K$5]*[.F65]" office:value-type="float" office:value="0.0224631234605596" calcext:value-type="float">
            <text:p>0.0224631235</text:p>
          </table:table-cell>
          <table:table-cell table:formula="of:=0-[.$J$5]*[.G66]-[.$K$5]*[.G65]" office:value-type="float" office:value="0.00273892744947839" calcext:value-type="float">
            <text:p>0.0027389274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SIN((1/10)*2*3.141592*[.A68])" office:value-type="float" office:value="-0.951058859123919" calcext:value-type="float">
            <text:p>-0.9510588591</text:p>
          </table:table-cell>
          <table:table-cell office:value-type="float" office:value="0" calcext:value-type="float">
            <text:p>0</text:p>
          </table:table-cell>
          <table:table-cell table:formula="of:=[.B68]*[.C68]" office:value-type="float" office:value="-0" calcext:value-type="float">
            <text:p>0</text:p>
          </table:table-cell>
          <table:table-cell table:formula="of:=[.D68]*[.$I$2]+[.D67]*[.$I$3]+[.D66]*[.$I$4]+[.D65]*[.$I$5]+[.D64]*[.$I$6]+[.D63]*[.$I$7]+[.D62]*[.$I$8]+[.D61]*[.$I$9]+[.D60]*[.$I$10]" office:value-type="float" office:value="0" calcext:value-type="float">
            <text:p>0</text:p>
          </table:table-cell>
          <table:table-cell table:formula="of:=[.D68]-[.$J$5]*[.F67]-[.$K$5]*[.F66]" office:value-type="float" office:value="-0.000327370233937089" calcext:value-type="float">
            <text:p>-0.0003273702</text:p>
          </table:table-cell>
          <table:table-cell table:formula="of:=0-[.$J$5]*[.G67]-[.$K$5]*[.G66]" office:value-type="float" office:value="-0.000000046722524156648" calcext:value-type="float">
            <text:p>-4.6722524156648E-008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SIN((1/10)*2*3.141592*[.A69])" office:value-type="float" office:value="-0.587791491704943" calcext:value-type="float">
            <text:p>-0.5877914917</text:p>
          </table:table-cell>
          <table:table-cell office:value-type="float" office:value="0" calcext:value-type="float">
            <text:p>0</text:p>
          </table:table-cell>
          <table:table-cell table:formula="of:=[.B69]*[.C69]" office:value-type="float" office:value="-0" calcext:value-type="float">
            <text:p>0</text:p>
          </table:table-cell>
          <table:table-cell table:formula="of:=[.D69]*[.$I$2]+[.D68]*[.$I$3]+[.D67]*[.$I$4]+[.D66]*[.$I$5]+[.D65]*[.$I$6]+[.D64]*[.$I$7]+[.D63]*[.$I$8]+[.D62]*[.$I$9]+[.D61]*[.$I$10]" office:value-type="float" office:value="0" calcext:value-type="float">
            <text:p>0</text:p>
          </table:table-cell>
          <table:table-cell table:formula="of:=[.D69]-[.$J$5]*[.F68]-[.$K$5]*[.F67]" office:value-type="float" office:value="-0.018195129810484" calcext:value-type="float">
            <text:p>-0.0181951298</text:p>
          </table:table-cell>
          <table:table-cell table:formula="of:=0-[.$J$5]*[.G68]-[.$K$5]*[.G67]" office:value-type="float" office:value="-0.00221853123405001" calcext:value-type="float">
            <text:p>-0.0022185312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IN((1/10)*2*3.141592*[.A70])" office:value-type="float" office:value="-0.00000784307751328234" calcext:value-type="float">
            <text:p>-7.84307751328234E-006</text:p>
          </table:table-cell>
          <table:table-cell office:value-type="float" office:value="0" calcext:value-type="float">
            <text:p>0</text:p>
          </table:table-cell>
          <table:table-cell table:formula="of:=[.B70]*[.C70]" office:value-type="float" office:value="-0" calcext:value-type="float">
            <text:p>0</text:p>
          </table:table-cell>
          <table:table-cell table:formula="of:=[.D70]*[.$I$2]+[.D69]*[.$I$3]+[.D68]*[.$I$4]+[.D67]*[.$I$5]+[.D66]*[.$I$6]+[.D65]*[.$I$7]+[.D64]*[.$I$8]+[.D63]*[.$I$9]+[.D62]*[.$I$10]" office:value-type="float" office:value="0" calcext:value-type="float">
            <text:p>0</text:p>
          </table:table-cell>
          <table:table-cell table:formula="of:=[.D70]-[.$J$5]*[.F69]-[.$K$5]*[.F68]" office:value-type="float" office:value="0.000265180592425057" calcext:value-type="float">
            <text:p>0.0002651806</text:p>
          </table:table-cell>
          <table:table-cell table:formula="of:=0-[.$J$5]*[.G69]-[.$K$5]*[.G68]" office:value-type="float" office:value="0.0000000391502530000613" calcext:value-type="float">
            <text:p>3.91502530000613E-008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SIN((1/10)*2*3.141592*[.A71])" office:value-type="float" office:value="0.587778801337739" calcext:value-type="float">
            <text:p>0.5877788013</text:p>
          </table:table-cell>
          <table:table-cell office:value-type="float" office:value="0" calcext:value-type="float">
            <text:p>0</text:p>
          </table:table-cell>
          <table:table-cell table:formula="of:=[.B71]*[.C71]" office:value-type="float" office:value="0" calcext:value-type="float">
            <text:p>0</text:p>
          </table:table-cell>
          <table:table-cell table:formula="of:=[.D71]*[.$I$2]+[.D70]*[.$I$3]+[.D69]*[.$I$4]+[.D68]*[.$I$5]+[.D67]*[.$I$6]+[.D66]*[.$I$7]+[.D65]*[.$I$8]+[.D64]*[.$I$9]+[.D63]*[.$I$10]" office:value-type="float" office:value="0" calcext:value-type="float">
            <text:p>0</text:p>
          </table:table-cell>
          <table:table-cell table:formula="of:=[.D71]-[.$J$5]*[.F70]-[.$K$5]*[.F69]" office:value-type="float" office:value="0.0147380549905047" calcext:value-type="float">
            <text:p>0.014738055</text:p>
          </table:table-cell>
          <table:table-cell table:formula="of:=0-[.$J$5]*[.G70]-[.$K$5]*[.G69]" office:value-type="float" office:value="0.00179701029955748" calcext:value-type="float">
            <text:p>0.0017970103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SIN((1/10)*2*3.141592*[.A72])" office:value-type="float" office:value="0.951054011831537" calcext:value-type="float">
            <text:p>0.9510540118</text:p>
          </table:table-cell>
          <table:table-cell office:value-type="float" office:value="0" calcext:value-type="float">
            <text:p>0</text:p>
          </table:table-cell>
          <table:table-cell table:formula="of:=[.B72]*[.C72]" office:value-type="float" office:value="0" calcext:value-type="float">
            <text:p>0</text:p>
          </table:table-cell>
          <table:table-cell table:formula="of:=[.D72]*[.$I$2]+[.D71]*[.$I$3]+[.D70]*[.$I$4]+[.D69]*[.$I$5]+[.D68]*[.$I$6]+[.D67]*[.$I$7]+[.D66]*[.$I$8]+[.D65]*[.$I$9]+[.D64]*[.$I$10]" office:value-type="float" office:value="0" calcext:value-type="float">
            <text:p>0</text:p>
          </table:table-cell>
          <table:table-cell table:formula="of:=[.D72]-[.$J$5]*[.F71]-[.$K$5]*[.F70]" office:value-type="float" office:value="-0.000214804949242377" calcext:value-type="float">
            <text:p>-0.0002148049</text:p>
          </table:table-cell>
          <table:table-cell table:formula="of:=0-[.$J$5]*[.G71]-[.$K$5]*[.G70]" office:value-type="float" office:value="-0.000000032768761760909" calcext:value-type="float">
            <text:p>-3.2768761760909E-008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IN((1/10)*2*3.141592*[.A73])" office:value-type="float" office:value="0.951059061089355" calcext:value-type="float">
            <text:p>0.9510590611</text:p>
          </table:table-cell>
          <table:table-cell office:value-type="float" office:value="0" calcext:value-type="float">
            <text:p>0</text:p>
          </table:table-cell>
          <table:table-cell table:formula="of:=[.B73]*[.C73]" office:value-type="float" office:value="0" calcext:value-type="float">
            <text:p>0</text:p>
          </table:table-cell>
          <table:table-cell table:formula="of:=[.D73]*[.$I$2]+[.D72]*[.$I$3]+[.D71]*[.$I$4]+[.D70]*[.$I$5]+[.D69]*[.$I$6]+[.D68]*[.$I$7]+[.D67]*[.$I$8]+[.D66]*[.$I$9]+[.D65]*[.$I$10]" office:value-type="float" office:value="0" calcext:value-type="float">
            <text:p>0</text:p>
          </table:table-cell>
          <table:table-cell table:formula="of:=[.D73]-[.$J$5]*[.F72]-[.$K$5]*[.F71]" office:value-type="float" office:value="-0.0119378244159539" calcext:value-type="float">
            <text:p>-0.0119378244</text:p>
          </table:table-cell>
          <table:table-cell table:formula="of:=0-[.$J$5]*[.G72]-[.$K$5]*[.G71]" office:value-type="float" office:value="-0.00145557834262228" calcext:value-type="float">
            <text:p>-0.0014555783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SIN((1/10)*2*3.141592*[.A74])" office:value-type="float" office:value="0.587792020467102" calcext:value-type="float">
            <text:p>0.5877920205</text:p>
          </table:table-cell>
          <table:table-cell office:value-type="float" office:value="0" calcext:value-type="float">
            <text:p>0</text:p>
          </table:table-cell>
          <table:table-cell table:formula="of:=[.B74]*[.C74]" office:value-type="float" office:value="0" calcext:value-type="float">
            <text:p>0</text:p>
          </table:table-cell>
          <table:table-cell table:formula="of:=[.D74]*[.$I$2]+[.D73]*[.$I$3]+[.D72]*[.$I$4]+[.D71]*[.$I$5]+[.D70]*[.$I$6]+[.D69]*[.$I$7]+[.D68]*[.$I$8]+[.D67]*[.$I$9]+[.D66]*[.$I$10]" office:value-type="float" office:value="0" calcext:value-type="float">
            <text:p>0</text:p>
          </table:table-cell>
          <table:table-cell table:formula="of:=[.D74]-[.$J$5]*[.F73]-[.$K$5]*[.F72]" office:value-type="float" office:value="0.000173999031082496" calcext:value-type="float">
            <text:p>0.000173999</text:p>
          </table:table-cell>
          <table:table-cell table:formula="of:=0-[.$J$5]*[.G73]-[.$K$5]*[.G72]" office:value-type="float" office:value="0.000000027398913059321" calcext:value-type="float">
            <text:p>2.7398913059321E-008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SIN((1/10)*2*3.141592*[.A75])" office:value-type="float" office:value="0.00000849666731077769" calcext:value-type="float">
            <text:p>8.49666731077769E-006</text:p>
          </table:table-cell>
          <table:table-cell office:value-type="float" office:value="0" calcext:value-type="float">
            <text:p>0</text:p>
          </table:table-cell>
          <table:table-cell table:formula="of:=[.B75]*[.C75]" office:value-type="float" office:value="0" calcext:value-type="float">
            <text:p>0</text:p>
          </table:table-cell>
          <table:table-cell table:formula="of:=[.D75]*[.$I$2]+[.D74]*[.$I$3]+[.D73]*[.$I$4]+[.D72]*[.$I$5]+[.D71]*[.$I$6]+[.D70]*[.$I$7]+[.D69]*[.$I$8]+[.D68]*[.$I$9]+[.D67]*[.$I$10]" office:value-type="float" office:value="0" calcext:value-type="float">
            <text:p>0</text:p>
          </table:table-cell>
          <table:table-cell table:formula="of:=[.D75]-[.$J$5]*[.F74]-[.$K$5]*[.F73]" office:value-type="float" office:value="0.00966963767457107" calcext:value-type="float">
            <text:p>0.0096696377</text:p>
          </table:table-cell>
          <table:table-cell table:formula="of:=0-[.$J$5]*[.G74]-[.$K$5]*[.G73]" office:value-type="float" office:value="0.00117901845750793" calcext:value-type="float">
            <text:p>0.0011790185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IN((1/10)*2*3.141592*[.A76])" office:value-type="float" office:value="-0.587778272569302" calcext:value-type="float">
            <text:p>-0.5877782726</text:p>
          </table:table-cell>
          <table:table-cell office:value-type="float" office:value="0" calcext:value-type="float">
            <text:p>0</text:p>
          </table:table-cell>
          <table:table-cell table:formula="of:=[.B76]*[.C76]" office:value-type="float" office:value="-0" calcext:value-type="float">
            <text:p>0</text:p>
          </table:table-cell>
          <table:table-cell table:formula="of:=[.D76]*[.$I$2]+[.D75]*[.$I$3]+[.D74]*[.$I$4]+[.D73]*[.$I$5]+[.D72]*[.$I$6]+[.D71]*[.$I$7]+[.D70]*[.$I$8]+[.D69]*[.$I$9]+[.D68]*[.$I$10]" office:value-type="float" office:value="0" calcext:value-type="float">
            <text:p>0</text:p>
          </table:table-cell>
          <table:table-cell table:formula="of:=[.D76]-[.$J$5]*[.F75]-[.$K$5]*[.F74]" office:value-type="float" office:value="-0.00014094490315566" calcext:value-type="float">
            <text:p>-0.0001409449</text:p>
          </table:table-cell>
          <table:table-cell table:formula="of:=0-[.$J$5]*[.G75]-[.$K$5]*[.G74]" office:value-type="float" office:value="-0.0000000228866545647582" calcext:value-type="float">
            <text:p>-2.28866545647582E-008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SIN((1/10)*2*3.141592*[.A77])" office:value-type="float" office:value="-0.951053809855943" calcext:value-type="float">
            <text:p>-0.9510538099</text:p>
          </table:table-cell>
          <table:table-cell office:value-type="float" office:value="0" calcext:value-type="float">
            <text:p>0</text:p>
          </table:table-cell>
          <table:table-cell table:formula="of:=[.B77]*[.C77]" office:value-type="float" office:value="-0" calcext:value-type="float">
            <text:p>0</text:p>
          </table:table-cell>
          <table:table-cell table:formula="of:=[.D77]*[.$I$2]+[.D76]*[.$I$3]+[.D75]*[.$I$4]+[.D74]*[.$I$5]+[.D73]*[.$I$6]+[.D72]*[.$I$7]+[.D71]*[.$I$8]+[.D70]*[.$I$9]+[.D69]*[.$I$10]" office:value-type="float" office:value="0" calcext:value-type="float">
            <text:p>0</text:p>
          </table:table-cell>
          <table:table-cell table:formula="of:=[.D77]-[.$J$5]*[.F76]-[.$K$5]*[.F75]" office:value-type="float" office:value="-0.00783240643349443" calcext:value-type="float">
            <text:p>-0.0078324064</text:p>
          </table:table-cell>
          <table:table-cell table:formula="of:=0-[.$J$5]*[.G76]-[.$K$5]*[.G75]" office:value-type="float" office:value="-0.000955004950567963" calcext:value-type="float">
            <text:p>-0.000955005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SIN((1/10)*2*3.141592*[.A78])" office:value-type="float" office:value="-0.951059263054388" calcext:value-type="float">
            <text:p>-0.9510592631</text:p>
          </table:table-cell>
          <table:table-cell office:value-type="float" office:value="0" calcext:value-type="float">
            <text:p>0</text:p>
          </table:table-cell>
          <table:table-cell table:formula="of:=[.B78]*[.C78]" office:value-type="float" office:value="-0" calcext:value-type="float">
            <text:p>0</text:p>
          </table:table-cell>
          <table:table-cell table:formula="of:=[.D78]*[.$I$2]+[.D77]*[.$I$3]+[.D76]*[.$I$4]+[.D75]*[.$I$5]+[.D74]*[.$I$6]+[.D73]*[.$I$7]+[.D72]*[.$I$8]+[.D71]*[.$I$9]+[.D70]*[.$I$10]" office:value-type="float" office:value="0" calcext:value-type="float">
            <text:p>0</text:p>
          </table:table-cell>
          <table:table-cell table:formula="of:=[.D78]-[.$J$5]*[.F77]-[.$K$5]*[.F76]" office:value-type="float" office:value="0.000114169978818895" calcext:value-type="float">
            <text:p>0.00011417</text:p>
          </table:table-cell>
          <table:table-cell table:formula="of:=0-[.$J$5]*[.G77]-[.$K$5]*[.G76]" office:value-type="float" office:value="0.0000000190999535366798" calcext:value-type="float">
            <text:p>1.90999535366798E-0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hant Sundaresh</meta:initial-creator>
    <meta:creation-date>2015-04-28T09:54:24.409364375</meta:creation-date>
    <dc:date>2015-04-28T11:30:52.760457423</dc:date>
    <dc:creator>Sushant Sundaresh</dc:creator>
    <meta:editing-duration>PT3M17S</meta:editing-duration>
    <meta:editing-cycles>1</meta:editing-cycles>
    <meta:document-statistic meta:table-count="1" meta:cell-count="581" meta:object-count="1"/>
    <meta:generator>LibreOffice/4.1.6.2$Linux_x86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503cm" svg:height="12.168cm" xlink:href=".." xlink:type="simple" chart:class="chart:scatter" chart:style-name="ch1">
        <chart:legend chart:legend-position="end" svg:x="31.134cm" svg:y="5.287cm" style:legend-expansion="high" chart:style-name="ch2"/>
        <chart:plot-area chart:style-name="ch3" table:cell-range-address="Sheet1.A1:Sheet1.A78 Sheet1.D1:Sheet1.D78 Sheet1.F1:Sheet1.G78" chart:data-source-has-labels="row" svg:x="1.12cm" svg:y="1.107cm" svg:width="28.674cm" svg:height="10.398cm">
          <chartooo:coordinate-region svg:x="1.358cm" svg:y="1.306cm" svg:width="28.249cm" svg:height="1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8" chart:label-cell-address="Sheet1.D1:Sheet1.D1" chart:class="chart:scatter">
            <chart:domain table:cell-range-address="Sheet1.A2:Sheet1.A78"/>
            <chart:data-point chart:repeated="77"/>
          </chart:series>
          <chart:series chart:style-name="ch7" chart:values-cell-range-address="Sheet1.F2:Sheet1.F78" chart:label-cell-address="Sheet1.F1:Sheet1.F1" chart:class="chart:scatter">
            <chart:data-point chart:repeated="77"/>
          </chart:series>
          <chart:series chart:style-name="ch8" chart:values-cell-range-address="Sheet1.G2:Sheet1.G78" chart:label-cell-address="Sheet1.G1:Sheet1.G1" chart:class="chart:scatter">
            <chart:data-point chart:repeated="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(t) sin(3t)</text:p>
                <draw:g>
                  <svg:desc>Sheet1.D1:Sheet1.D1</svg:desc>
                </draw:g>
              </table:table-cell>
              <table:table-cell office:value-type="string">
                <text:p>iir filtered</text:p>
                <draw:g>
                  <svg:desc>Sheet1.F1:Sheet1.F1</svg:desc>
                </draw:g>
              </table:table-cell>
              <table:table-cell office:value-type="string">
                <text:p>iir impuls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A2:Sheet1.A78</svg:desc>
                </draw:g>
              </table:table-cell>
              <table:table-cell office:value-type="float" office:value="0">
                <text:p>0</text:p>
                <draw:g>
                  <svg:desc>Sheet1.D2:Sheet1.D78</svg:desc>
                </draw:g>
              </table:table-cell>
              <table:table-cell office:value-type="float" office:value="0">
                <text:p>0</text:p>
                <draw:g>
                  <svg:desc>Sheet1.F2:Sheet1.F78</svg:desc>
                </draw:g>
              </table:table-cell>
              <table:table-cell office:value-type="float" office:value="0">
                <text:p>0</text:p>
                <draw:g>
                  <svg:desc>Sheet1.G2:Sheet1.G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587785146539418">
                <text:p>0.0587785146539418</text:p>
              </table:table-cell>
              <table:table-cell office:value-type="float" office:value="0.0587785146539418">
                <text:p>0.0587785146539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90211287101396">
                <text:p>0.190211287101396</text:p>
              </table:table-cell>
              <table:table-cell office:value-type="float" office:value="0.190211252526062">
                <text:p>0.190211252526062</text:p>
              </table:table-cell>
              <table:table-cell office:value-type="float" office:value="-0.000000588230813768649">
                <text:p>-0.000000588230813768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285316991243188">
                <text:p>0.285316991243188</text:p>
              </table:table-cell>
              <table:table-cell office:value-type="float" office:value="0.237706282485375">
                <text:p>0.237706282485375</text:p>
              </table:table-cell>
              <table:table-cell office:value-type="float" office:value="-0.809999999999654">
                <text:p>-0.809999999999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235114270121837">
                <text:p>0.235114270121837</text:p>
              </table:table-cell>
              <table:table-cell office:value-type="float" office:value="0.0810430157495665">
                <text:p>0.0810430157495665</text:p>
              </table:table-cell>
              <table:table-cell office:value-type="float" office:value="0.000000952933918305008">
                <text:p>0.000000952933918305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000000326794896538121">
                <text:p>0.000000326794896538121</text:p>
              </table:table-cell>
              <table:table-cell office:value-type="float" office:value="-0.192541809690256">
                <text:p>-0.192541809690256</text:p>
              </table:table-cell>
              <table:table-cell office:value-type="float" office:value="0.656099999999159">
                <text:p>0.656099999999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0.352670770664396">
                <text:p>-0.352670770664396</text:p>
              </table:table-cell>
              <table:table-cell office:value-type="float" office:value="-0.418315500162519">
                <text:p>-0.418315500162519</text:p>
              </table:table-cell>
              <table:table-cell office:value-type="float" office:value="-0.00000115781471074017">
                <text:p>-0.00000115781471074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0.665739363475382">
                <text:p>-0.665739363475382</text:p>
              </table:table-cell>
              <table:table-cell office:value-type="float" office:value="-0.509780251560208">
                <text:p>-0.509780251560208</text:p>
              </table:table-cell>
              <table:table-cell office:value-type="float" office:value="-0.531440999998638">
                <text:p>-0.531440999998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0.760845471557759">
                <text:p>-0.760845471557759</text:p>
              </table:table-cell>
              <table:table-cell office:value-type="float" office:value="-0.422009616557667">
                <text:p>-0.422009616557667</text:p>
              </table:table-cell>
              <table:table-cell office:value-type="float" office:value="0.00000125043988759876">
                <text:p>0.00000125043988759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-0.529007583662564">
                <text:p>-0.529007583662564</text:p>
              </table:table-cell>
              <table:table-cell office:value-type="float" office:value="-0.116085331659736">
                <text:p>-0.116085331659736</text:p>
              </table:table-cell>
              <table:table-cell office:value-type="float" office:value="0.430467209998161">
                <text:p>0.430467209998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0.0000013071795861522">
                <text:p>-0.0000013071795861522</text:p>
              </table:table-cell>
              <table:table-cell office:value-type="float" office:value="0.341826550517093">
                <text:p>0.341826550517093</text:p>
              </table:table-cell>
              <table:table-cell office:value-type="float" office:value="-0.00000126607038619294">
                <text:p>-0.00000126607038619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0.587784089008316">
                <text:p>0.587784089008316</text:p>
              </table:table-cell>
              <table:table-cell office:value-type="float" office:value="0.681813006579792">
                <text:p>0.681813006579792</text:p>
              </table:table-cell>
              <table:table-cell office:value-type="float" office:value="-0.348678440097766">
                <text:p>-0.348678440097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.951056031565135">
                <text:p>0.951056031565135</text:p>
              </table:table-cell>
              <table:table-cell office:value-type="float" office:value="0.674176124582871">
                <text:p>0.674176124582871</text:p>
              </table:table-cell>
              <table:table-cell office:value-type="float" office:value="0.00000123062041537857">
                <text:p>0.00000123062041537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.951057041416699">
                <text:p>0.951057041416699</text:p>
              </table:table-cell>
              <table:table-cell office:value-type="float" office:value="0.398788109515897">
                <text:p>0.398788109515897</text:p>
              </table:table-cell>
              <table:table-cell office:value-type="float" office:value="0.282429536478467">
                <text:p>0.282429536478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0.587786732834189">
                <text:p>0.587786732834189</text:p>
              </table:table-cell>
              <table:table-cell office:value-type="float" office:value="0.0417038373426096">
                <text:p>0.0417038373426096</text:p>
              </table:table-cell>
              <table:table-cell office:value-type="float" office:value="-0.00000116293629253167">
                <text:p>-0.00000116293629253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.00000196076937833943">
                <text:p>0.00000196076937833943</text:p>
              </table:table-cell>
              <table:table-cell office:value-type="float" office:value="-0.323016432469981">
                <text:p>-0.323016432469981</text:p>
              </table:table-cell>
              <table:table-cell office:value-type="float" office:value="-0.228767924546874">
                <text:p>-0.228767924546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-0.587783560242388">
                <text:p>-0.587783560242388</text:p>
              </table:table-cell>
              <table:table-cell office:value-type="float" office:value="-0.621563478481683">
                <text:p>-0.621563478481683</text:p>
              </table:table-cell>
              <table:table-cell office:value-type="float" office:value="0.00000107654673937103">
                <text:p>0.00000107654673937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-0.951055829593604">
                <text:p>-0.951055829593604</text:p>
              </table:table-cell>
              <table:table-cell office:value-type="float" office:value="-0.689412153670129">
                <text:p>-0.689412153670129</text:p>
              </table:table-cell>
              <table:table-cell office:value-type="float" office:value="0.185302018882335">
                <text:p>0.185302018882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-0.951057243385793">
                <text:p>-0.951057243385793</text:p>
              </table:table-cell>
              <table:table-cell office:value-type="float" office:value="-0.447590420282158">
                <text:p>-0.447590420282158</text:p>
              </table:table-cell>
              <table:table-cell office:value-type="float" office:value="-0.000000981003216250662">
                <text:p>-0.000000981003216250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-0.58778726159861">
                <text:p>-0.58778726159861</text:p>
              </table:table-cell>
              <table:table-cell office:value-type="float" office:value="-0.0293631538393282">
                <text:p>-0.0293631538393282</text:p>
              </table:table-cell>
              <table:table-cell office:value-type="float" office:value="-0.150094635294114">
                <text:p>-0.150094635294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-0.00000261435917230218">
                <text:p>-0.00000261435917230218</text:p>
              </table:table-cell>
              <table:table-cell office:value-type="float" office:value="0.362545643341687">
                <text:p>0.362545643341687</text:p>
              </table:table-cell>
              <table:table-cell office:value-type="float" office:value="0.000000882902894624401">
                <text:p>0.000000882902894624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0.58778303147621">
                <text:p>0.58778303147621</text:p>
              </table:table-cell>
              <table:table-cell office:value-type="float" office:value="0.611566972825547">
                <text:p>0.611566972825547</text:p>
              </table:table-cell>
              <table:table-cell office:value-type="float" office:value="0.121576654587713">
                <text:p>0.121576654587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0.951055627621666">
                <text:p>0.951055627621666</text:p>
              </table:table-cell>
              <table:table-cell office:value-type="float" office:value="0.657393296772361">
                <text:p>0.657393296772361</text:p>
              </table:table-cell>
              <table:table-cell office:value-type="float" office:value="-0.000000786666479109166">
                <text:p>-0.000000786666479109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0.951057445354481">
                <text:p>0.951057445354481</text:p>
              </table:table-cell>
              <table:table-cell office:value-type="float" office:value="0.455687810666794">
                <text:p>0.455687810666794</text:p>
              </table:table-cell>
              <table:table-cell office:value-type="float" office:value="-0.0984770902155848">
                <text:p>-0.0984770902155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0.587787790362779">
                <text:p>0.587787790362779</text:p>
              </table:table-cell>
              <table:table-cell office:value-type="float" office:value="0.0552989519275549">
                <text:p>0.0552989519275549</text:p>
              </table:table-cell>
              <table:table-cell office:value-type="float" office:value="0.000000695127106993506">
                <text:p>0.000000695127106993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0.00000326794896448745">
                <text:p>0.00000326794896448745</text:p>
              </table:table-cell>
              <table:table-cell office:value-type="float" office:value="-0.369103891219686">
                <text:p>-0.369103891219686</text:p>
              </table:table-cell>
              <table:table-cell office:value-type="float" office:value="0.0797664430742148">
                <text:p>0.0797664430742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-0.587782502709779">
                <text:p>-0.587782502709779</text:p>
              </table:table-cell>
              <table:table-cell office:value-type="float" office:value="-0.632574436652816">
                <text:p>-0.632574436652816</text:p>
              </table:table-cell>
              <table:table-cell office:value-type="float" office:value="-0.000000609974036385716">
                <text:p>-0.000000609974036385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-0.951055425649322">
                <text:p>-0.951055425649322</text:p>
              </table:table-cell>
              <table:table-cell office:value-type="float" office:value="-0.652080901661601">
                <text:p>-0.652080901661601</text:p>
              </table:table-cell>
              <table:table-cell office:value-type="float" office:value="-0.0646108188897552">
                <text:p>-0.0646108188897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-0.951057647322762">
                <text:p>-0.951057647322762</text:p>
              </table:table-cell>
              <table:table-cell office:value-type="float" office:value="-0.438671970059902">
                <text:p>-0.438671970059902</text:p>
              </table:table-cell>
              <table:table-cell office:value-type="float" office:value="0.00000053208504404621">
                <text:p>0.00000053208504404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-0.587788319126699">
                <text:p>-0.587788319126699</text:p>
              </table:table-cell>
              <table:table-cell office:value-type="float" office:value="-0.0596025307404324">
                <text:p>-0.0596025307404324</text:p>
              </table:table-cell>
              <table:table-cell office:value-type="float" office:value="0.0523347633003887">
                <text:p>0.05233476330038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-0.00000392153875667132">
                <text:p>-0.00000392153875667132</text:p>
              </table:table-cell>
              <table:table-cell office:value-type="float" office:value="0.355320409269809">
                <text:p>0.355320409269809</text:p>
              </table:table-cell>
              <table:table-cell office:value-type="float" office:value="-0.000000461773806082007">
                <text:p>-0.000000461773806082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0.587781973943097">
                <text:p>0.587781973943097</text:p>
              </table:table-cell>
              <table:table-cell office:value-type="float" office:value="0.636059814832434">
                <text:p>0.636059814832434</text:p>
              </table:table-cell>
              <table:table-cell office:value-type="float" office:value="-0.0423911582730432">
                <text:p>-0.0423911582730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0.951055223676571">
                <text:p>0.951055223676571</text:p>
              </table:table-cell>
              <table:table-cell office:value-type="float" office:value="0.663245318018044">
                <text:p>0.663245318018044</text:p>
              </table:table-cell>
              <table:table-cell office:value-type="float" office:value="0.000000398972568453974">
                <text:p>0.000000398972568453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0.951057849290637">
                <text:p>0.951057849290637</text:p>
              </table:table-cell>
              <table:table-cell office:value-type="float" office:value="0.435849009135032">
                <text:p>0.435849009135032</text:p>
              </table:table-cell>
              <table:table-cell office:value-type="float" office:value="0.0343368382009303">
                <text:p>0.0343368382009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0.529009963101331">
                <text:p>0.529009963101331</text:p>
              </table:table-cell>
              <table:table-cell office:value-type="float" office:value="-0.00821900087310157">
                <text:p>-0.00821900087310157</text:p>
              </table:table-cell>
              <table:table-cell office:value-type="float" office:value="-0.000000343365766724894">
                <text:p>-0.000000343365766724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0.0000036601028405039">
                <text:p>0.0000036601028405039</text:p>
              </table:table-cell>
              <table:table-cell office:value-type="float" office:value="-0.353034032461866">
                <text:p>-0.353034032461866</text:p>
              </table:table-cell>
              <table:table-cell office:value-type="float" office:value="-0.0278128389425516">
                <text:p>-0.0278128389425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-0.411447011623317">
                <text:p>-0.411447011623317</text:p>
              </table:table-cell>
              <table:table-cell office:value-type="float" office:value="-0.404789413250608">
                <text:p>-0.404789413250608</text:p>
              </table:table-cell>
              <table:table-cell office:value-type="float" office:value="0.000000294486639931558">
                <text:p>0.000000294486639931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-0.570633013022049">
                <text:p>-0.570633013022049</text:p>
              </table:table-cell>
              <table:table-cell office:value-type="float" office:value="-0.284675208618331">
                <text:p>-0.284675208618331</text:p>
              </table:table-cell>
              <table:table-cell office:value-type="float" office:value="0.0225283995432936">
                <text:p>0.0225283995432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-0.475529025629053">
                <text:p>-0.475529025629053</text:p>
              </table:table-cell>
              <table:table-cell office:value-type="float" office:value="-0.147649433441331">
                <text:p>-0.147649433441331</text:p>
              </table:table-cell>
              <table:table-cell office:value-type="float" office:value="-0.000000251786077140819">
                <text:p>-0.000000251786077140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-0.235115750661513">
                <text:p>-0.235115750661513</text:p>
              </table:table-cell>
              <table:table-cell office:value-type="float" office:value="-0.00452874482871837">
                <text:p>-0.00452874482871837</text:p>
              </table:table-cell>
              <table:table-cell office:value-type="float" office:value="-0.0182480036299197">
                <text:p>-0.01824800362991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-0.00000156861550337595">
                <text:p>-0.00000156861550337595</text:p>
              </table:table-cell>
              <table:table-cell office:value-type="float" office:value="0.119594475135922">
                <text:p>0.119594475135922</text:p>
              </table:table-cell>
              <table:table-cell office:value-type="float" office:value="0.000000214680760508944">
                <text:p>0.000000214680760508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0.117556183281797">
                <text:p>0.117556183281797</text:p>
              </table:table-cell>
              <table:table-cell office:value-type="float" office:value="0.121224396243903">
                <text:p>0.121224396243903</text:p>
              </table:table-cell>
              <table:table-cell office:value-type="float" office:value="0.0147808829401087">
                <text:p>0.0147808829401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0.0951054819729854">
                <text:p>0.0951054819729854</text:p>
              </table:table-cell>
              <table:table-cell office:value-type="float" office:value="-0.00176611419503642">
                <text:p>-0.00176611419503642</text:p>
              </table:table-cell>
              <table:table-cell office:value-type="float" office:value="-0.000000182585986812324">
                <text:p>-0.000000182585986812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.0981917599186787">
                <text:p>-0.0981917599186787</text:p>
              </table:table-cell>
              <table:table-cell office:value-type="float" office:value="-0.0119725151813806">
                <text:p>-0.0119725151813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143061025739834">
                <text:p>0.00143061025739834</text:p>
              </table:table-cell>
              <table:table-cell office:value-type="float" office:value="0.000000154937251665983">
                <text:p>0.0000001549372516659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795353246926007">
                <text:p>0.0795353246926007</text:p>
              </table:table-cell>
              <table:table-cell office:value-type="float" office:value="0.00969773729682716">
                <text:p>0.009697737296827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-0">
                <text:p>-0</text:p>
              </table:table-cell>
              <table:table-cell office:value-type="float" office:value="-0.00115884109362142">
                <text:p>-0.00115884109362142</text:p>
              </table:table-cell>
              <table:table-cell office:value-type="float" office:value="-0.000000131203681751274">
                <text:p>-0.000000131203681751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-0">
                <text:p>-0</text:p>
              </table:table-cell>
              <table:table-cell office:value-type="float" office:value="-0.0644236123193406">
                <text:p>-0.0644236123193406</text:p>
              </table:table-cell>
              <table:table-cell office:value-type="float" office:value="-0.00785516721035282">
                <text:p>-0.00785516721035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-0">
                <text:p>-0</text:p>
              </table:table-cell>
              <table:table-cell office:value-type="float" office:value="0.000938699181787253">
                <text:p>0.000938699181787253</text:p>
              </table:table-cell>
              <table:table-cell office:value-type="float" office:value="0.000000110895633618966">
                <text:p>0.000000110895633618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-0">
                <text:p>-0</text:p>
              </table:table-cell>
              <table:table-cell office:value-type="float" office:value="0.0521831254264941">
                <text:p>0.0521831254264941</text:p>
              </table:table-cell>
              <table:table-cell office:value-type="float" office:value="0.00636268544032055">
                <text:p>0.00636268544032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-0">
                <text:p>-0</text:p>
              </table:table-cell>
              <table:table-cell office:value-type="float" office:value="-0.000760377032970009">
                <text:p>-0.000760377032970009</text:p>
              </table:table-cell>
              <table:table-cell office:value-type="float" office:value="-0.0000000935681908656765">
                <text:p>-0.0000000935681908656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0.042268331148183">
                <text:p>-0.042268331148183</text:p>
              </table:table-cell>
              <table:table-cell office:value-type="float" office:value="-0.00515377520660461">
                <text:p>-0.005153775206604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615930260240536">
                <text:p>0.000615930260240536</text:p>
              </table:table-cell>
              <table:table-cell office:value-type="float" office:value="0.0000000788218439849597">
                <text:p>0.00000007882184398495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342373478677191">
                <text:p>0.0342373478677191</text:p>
              </table:table-cell>
              <table:table-cell office:value-type="float" office:value="0.00417455791730337">
                <text:p>0.00417455791730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0.000498923650257831">
                <text:p>-0.000498923650257831</text:p>
              </table:table-cell>
              <table:table-cell office:value-type="float" office:value="-0.0000000663012972286371">
                <text:p>-0.0000000663012972286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0.0277322514793702">
                <text:p>-0.0277322514793702</text:p>
              </table:table-cell>
              <table:table-cell office:value-type="float" office:value="-0.00338139191297673">
                <text:p>-0.003381391912976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0.000404144469673699">
                <text:p>0.000404144469673699</text:p>
              </table:table-cell>
              <table:table-cell office:value-type="float" office:value="0.0000000556930896718371">
                <text:p>0.0000000556930896718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-0">
                <text:p>-0</text:p>
              </table:table-cell>
              <table:table-cell office:value-type="float" office:value="0.0224631234605596">
                <text:p>0.0224631234605596</text:p>
              </table:table-cell>
              <table:table-cell office:value-type="float" office:value="0.00273892744947839">
                <text:p>0.002738927449478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-0.000327370233937089">
                <text:p>-0.000327370233937089</text:p>
              </table:table-cell>
              <table:table-cell office:value-type="float" office:value="-0.000000046722524156648">
                <text:p>-0.000000046722524156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-0">
                <text:p>-0</text:p>
              </table:table-cell>
              <table:table-cell office:value-type="float" office:value="-0.018195129810484">
                <text:p>-0.018195129810484</text:p>
              </table:table-cell>
              <table:table-cell office:value-type="float" office:value="-0.00221853123405001">
                <text:p>-0.00221853123405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-0">
                <text:p>-0</text:p>
              </table:table-cell>
              <table:table-cell office:value-type="float" office:value="0.000265180592425057">
                <text:p>0.000265180592425057</text:p>
              </table:table-cell>
              <table:table-cell office:value-type="float" office:value="0.0000000391502530000613">
                <text:p>0.0000000391502530000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147380549905047">
                <text:p>0.0147380549905047</text:p>
              </table:table-cell>
              <table:table-cell office:value-type="float" office:value="0.00179701029955748">
                <text:p>0.00179701029955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0.000214804949242377">
                <text:p>-0.000214804949242377</text:p>
              </table:table-cell>
              <table:table-cell office:value-type="float" office:value="-0.000000032768761760909">
                <text:p>-0.0000000327687617609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0.0119378244159539">
                <text:p>-0.0119378244159539</text:p>
              </table:table-cell>
              <table:table-cell office:value-type="float" office:value="-0.00145557834262228">
                <text:p>-0.00145557834262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0173999031082496">
                <text:p>0.000173999031082496</text:p>
              </table:table-cell>
              <table:table-cell office:value-type="float" office:value="0.000000027398913059321">
                <text:p>0.000000027398913059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966963767457107">
                <text:p>0.00966963767457107</text:p>
              </table:table-cell>
              <table:table-cell office:value-type="float" office:value="0.00117901845750793">
                <text:p>0.001179018457507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-0">
                <text:p>-0</text:p>
              </table:table-cell>
              <table:table-cell office:value-type="float" office:value="-0.00014094490315566">
                <text:p>-0.00014094490315566</text:p>
              </table:table-cell>
              <table:table-cell office:value-type="float" office:value="-0.0000000228866545647582">
                <text:p>-0.00000002288665456475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-0">
                <text:p>-0</text:p>
              </table:table-cell>
              <table:table-cell office:value-type="float" office:value="-0.00783240643349443">
                <text:p>-0.00783240643349443</text:p>
              </table:table-cell>
              <table:table-cell office:value-type="float" office:value="-0.000955004950567963">
                <text:p>-0.000955004950567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-0">
                <text:p>-0</text:p>
              </table:table-cell>
              <table:table-cell office:value-type="float" office:value="0.000114169978818895">
                <text:p>0.000114169978818895</text:p>
              </table:table-cell>
              <table:table-cell office:value-type="float" office:value="0.0000000190999535366798">
                <text:p>0.0000000190999535366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